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p_scenario1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0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SUM([.D2:.M2])/10" office:value-type="float" office:value="15.4" calcext:value-type="float">
            <text:p>15.40</text:p>
          </table:table-cell>
          <table:table-cell table:style-name="ce2" table:formula="of:=STDEV([.D2:.M2])" office:value-type="float" office:value="4.00555170287995" calcext:value-type="float">
            <text:p>4.0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SUM([.D3:.M3])/10" office:value-type="float" office:value="16.8" calcext:value-type="float">
            <text:p>16.80</text:p>
          </table:table-cell>
          <table:table-cell table:style-name="ce2" table:formula="of:=STDEV([.D3:.M3])" office:value-type="float" office:value="5.2238768064426" calcext:value-type="float">
            <text:p>5.2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SUM([.D4:.M4])/10" office:value-type="float" office:value="16.7" calcext:value-type="float">
            <text:p>16.70</text:p>
          </table:table-cell>
          <table:table-cell table:style-name="ce2" table:formula="of:=STDEV([.D4:.M4])" office:value-type="float" office:value="3.23350515007407" calcext:value-type="float">
            <text:p>3.2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SUM([.D5:.M5])/10" office:value-type="float" office:value="18" calcext:value-type="float">
            <text:p>18.00</text:p>
          </table:table-cell>
          <table:table-cell table:style-name="ce2" table:formula="of:=STDEV([.D5:.M5])" office:value-type="float" office:value="3.94405318873308" calcext:value-type="float">
            <text:p>3.9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SUM([.D6:.M6])/10" office:value-type="float" office:value="9.1" calcext:value-type="float">
            <text:p>9.10</text:p>
          </table:table-cell>
          <table:table-cell table:style-name="ce2" table:formula="of:=STDEV([.D6:.M6])" office:value-type="float" office:value="4.86369772452561" calcext:value-type="float">
            <text:p>4.8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SUM([.D7:.M7])/10" office:value-type="float" office:value="9.1" calcext:value-type="float">
            <text:p>9.10</text:p>
          </table:table-cell>
          <table:table-cell table:style-name="ce2" table:formula="of:=STDEV([.D7:.M7])" office:value-type="float" office:value="3.24722103412201" calcext:value-type="float">
            <text:p>3.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SUM([.D8:.M8])/10" office:value-type="float" office:value="9.2" calcext:value-type="float">
            <text:p>9.20</text:p>
          </table:table-cell>
          <table:table-cell table:style-name="ce2" table:formula="of:=STDEV([.D8:.M8])" office:value-type="float" office:value="2.34757558155453" calcext:value-type="float">
            <text:p>2.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SUM([.D9:.M9])/10" office:value-type="float" office:value="8.7" calcext:value-type="float">
            <text:p>8.70</text:p>
          </table:table-cell>
          <table:table-cell table:style-name="ce2" table:formula="of:=STDEV([.D9:.M9])" office:value-type="float" office:value="1.49443411809733" calcext:value-type="float">
            <text:p>1.4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SUM([.D10:.M10])/10" office:value-type="float" office:value="6.1" calcext:value-type="float">
            <text:p>6.10</text:p>
          </table:table-cell>
          <table:table-cell table:style-name="ce2" table:formula="of:=STDEV([.D10:.M10])" office:value-type="float" office:value="1.52388392675499" calcext:value-type="float">
            <text:p>1.5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SUM([.D11:.M11])/10" office:value-type="float" office:value="6.6" calcext:value-type="float">
            <text:p>6.60</text:p>
          </table:table-cell>
          <table:table-cell table:style-name="ce2" table:formula="of:=STDEV([.D11:.M11])" office:value-type="float" office:value="2.45854518861144" calcext:value-type="float">
            <text:p>2.4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SUM([.D12:.M12])/10" office:value-type="float" office:value="5.1" calcext:value-type="float">
            <text:p>5.10</text:p>
          </table:table-cell>
          <table:table-cell table:style-name="ce2" table:formula="of:=STDEV([.D12:.M12])" office:value-type="float" office:value="1.91195071996" calcext:value-type="float">
            <text:p>1.9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SUM([.D13:.M13])/10" office:value-type="float" office:value="5.8" calcext:value-type="float">
            <text:p>5.80</text:p>
          </table:table-cell>
          <table:table-cell table:style-name="ce2" table:formula="of:=STDEV([.D13:.M13])" office:value-type="float" office:value="1.61932770686548" calcext:value-type="float">
            <text:p>1.6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SUM([.D14:.M14])/10" office:value-type="float" office:value="9.9" calcext:value-type="float">
            <text:p>9.90</text:p>
          </table:table-cell>
          <table:table-cell table:style-name="ce2" table:formula="of:=STDEV([.D14:.M14])" office:value-type="float" office:value="2.37814119756493" calcext:value-type="float">
            <text:p>2.3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SUM([.D15:.M15])/10" office:value-type="float" office:value="10.7" calcext:value-type="float">
            <text:p>10.70</text:p>
          </table:table-cell>
          <table:table-cell table:style-name="ce2" table:formula="of:=STDEV([.D15:.M15])" office:value-type="float" office:value="3.86005181312376" calcext:value-type="float">
            <text:p>3.8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SUM([.D16:.M16])/10" office:value-type="float" office:value="12" calcext:value-type="float">
            <text:p>12.00</text:p>
          </table:table-cell>
          <table:table-cell table:style-name="ce2" table:formula="of:=STDEV([.D16:.M16])" office:value-type="float" office:value="4.49691252107735" calcext:value-type="float">
            <text:p>4.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SUM([.D17:.M17])/10" office:value-type="float" office:value="10.6" calcext:value-type="float">
            <text:p>10.60</text:p>
          </table:table-cell>
          <table:table-cell table:style-name="ce2" table:formula="of:=STDEV([.D17:.M17])" office:value-type="float" office:value="2.54732975660571" calcext:value-type="float">
            <text:p>2.5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SUM([.D18:.M18])/10" office:value-type="float" office:value="38.5" calcext:value-type="float">
            <text:p>38.50</text:p>
          </table:table-cell>
          <table:table-cell table:style-name="ce2" table:formula="of:=STDEV([.D18:.M18])" office:value-type="float" office:value="4.4783429475148" calcext:value-type="float">
            <text:p>4.4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SUM([.D19:.M19])/10" office:value-type="float" office:value="40.5" calcext:value-type="float">
            <text:p>40.50</text:p>
          </table:table-cell>
          <table:table-cell table:style-name="ce2" table:formula="of:=STDEV([.D19:.M19])" office:value-type="float" office:value="4.83620604284897" calcext:value-type="float">
            <text:p>4.8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SUM([.D20:.M20])/10" office:value-type="float" office:value="40.6" calcext:value-type="float">
            <text:p>40.60</text:p>
          </table:table-cell>
          <table:table-cell table:style-name="ce2" table:formula="of:=STDEV([.D20:.M20])" office:value-type="float" office:value="4.52646538580479" calcext:value-type="float">
            <text:p>4.5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SUM([.D21:.M21])/10" office:value-type="float" office:value="41.2" calcext:value-type="float">
            <text:p>41.20</text:p>
          </table:table-cell>
          <table:table-cell table:style-name="ce2" table:formula="of:=STDEV([.D21:.M21])" office:value-type="float" office:value="7.11492953037641" calcext:value-type="float">
            <text:p>7.1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SUM([.D22:.M22])/10" office:value-type="float" office:value="103.1" calcext:value-type="float">
            <text:p>103.10</text:p>
          </table:table-cell>
          <table:table-cell table:style-name="ce2" table:formula="of:=STDEV([.D22:.M22])" office:value-type="float" office:value="11.1997023769979" calcext:value-type="float">
            <text:p>11.20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SUM([.D23:.M23])/10" office:value-type="float" office:value="111.4" calcext:value-type="float">
            <text:p>111.40</text:p>
          </table:table-cell>
          <table:table-cell table:style-name="ce2" table:formula="of:=STDEV([.D23:.M23])" office:value-type="float" office:value="6.34560215162176" calcext:value-type="float">
            <text:p>6.35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SUM([.D24:.M24])/10" office:value-type="float" office:value="108.6" calcext:value-type="float">
            <text:p>108.60</text:p>
          </table:table-cell>
          <table:table-cell table:style-name="ce2" table:formula="of:=STDEV([.D24:.M24])" office:value-type="float" office:value="13.368287516025" calcext:value-type="float">
            <text:p>13.37</text:p>
          </table:table-cell>
          <table:table-cell office:value-type="float" office:value="94" calcext:value-type="float">
            <text:p>94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SUM([.D25:.M25])/10" office:value-type="float" office:value="106.8" calcext:value-type="float">
            <text:p>106.80</text:p>
          </table:table-cell>
          <table:table-cell table:style-name="ce2" table:formula="of:=STDEV([.D25:.M25])" office:value-type="float" office:value="11.9517548688234" calcext:value-type="float">
            <text:p>11.9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SUM([.D26:.M26])/10" office:value-type="float" office:value="230.6" calcext:value-type="float">
            <text:p>230.60</text:p>
          </table:table-cell>
          <table:table-cell table:style-name="ce2" table:formula="of:=STDEV([.D26:.M26])" office:value-type="float" office:value="13.0826432939049" calcext:value-type="float">
            <text:p>13.08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09" calcext:value-type="float">
            <text:p>209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SUM([.D27:.M27])/10" office:value-type="float" office:value="245.3" calcext:value-type="float">
            <text:p>245.30</text:p>
          </table:table-cell>
          <table:table-cell table:style-name="ce2" table:formula="of:=STDEV([.D27:.M27])" office:value-type="float" office:value="13.2165720887747" calcext:value-type="float">
            <text:p>13.22</text:p>
          </table:table-cell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53" calcext:value-type="float">
            <text:p>253</text:p>
          </table:table-cell>
          <table:table-cell office:value-type="float" office:value="257" calcext:value-type="float">
            <text:p>257</text:p>
          </table:table-cell>
          <table:table-cell office:value-type="float" office:value="221" calcext:value-type="float">
            <text:p>221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SUM([.D28:.M28])/10" office:value-type="float" office:value="244.2" calcext:value-type="float">
            <text:p>244.20</text:p>
          </table:table-cell>
          <table:table-cell table:style-name="ce2" table:formula="of:=STDEV([.D28:.M28])" office:value-type="float" office:value="10.3042601761494" calcext:value-type="float">
            <text:p>10.3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SUM([.D29:.M29])/10" office:value-type="float" office:value="247.6" calcext:value-type="float">
            <text:p>247.60</text:p>
          </table:table-cell>
          <table:table-cell table:style-name="ce2" table:formula="of:=STDEV([.D29:.M29])" office:value-type="float" office:value="7.74883503789082" calcext:value-type="float">
            <text:p>7.75</text:p>
          </table:table-cell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256" calcext:value-type="float">
            <text:p>256</text:p>
          </table:table-cell>
          <table:table-cell office:value-type="float" office:value="236" calcext:value-type="float">
            <text:p>236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SUM([.D30:.M30])/10" office:value-type="float" office:value="379.8" calcext:value-type="float">
            <text:p>379.80</text:p>
          </table:table-cell>
          <table:table-cell table:style-name="ce2" table:formula="of:=STDEV([.D30:.M30])" office:value-type="float" office:value="14.0696679262716" calcext:value-type="float">
            <text:p>14.07</text:p>
          </table:table-cell>
          <table:table-cell office:value-type="float" office:value="394" calcext:value-type="float">
            <text:p>394</text:p>
          </table:table-cell>
          <table:table-cell office:value-type="float" office:value="383" calcext:value-type="float">
            <text:p>383</text:p>
          </table:table-cell>
          <table:table-cell office:value-type="float" office:value="371" calcext:value-type="float">
            <text:p>371</text:p>
          </table:table-cell>
          <table:table-cell office:value-type="float" office:value="384" calcext:value-type="float">
            <text:p>384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75" calcext:value-type="float">
            <text:p>375</text:p>
          </table:table-cell>
          <table:table-cell office:value-type="float" office:value="351" calcext:value-type="float">
            <text:p>351</text:p>
          </table:table-cell>
          <table:table-cell office:value-type="float" office:value="366" calcext:value-type="float">
            <text:p>36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SUM([.D31:.M31])/10" office:value-type="float" office:value="384.3" calcext:value-type="float">
            <text:p>384.30</text:p>
          </table:table-cell>
          <table:table-cell table:style-name="ce2" table:formula="of:=STDEV([.D31:.M31])" office:value-type="float" office:value="11.1659203730717" calcext:value-type="float">
            <text:p>11.17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84" calcext:value-type="float">
            <text:p>384</text:p>
          </table:table-cell>
          <table:table-cell office:value-type="float" office:value="379" calcext:value-type="float">
            <text:p>379</text:p>
          </table:table-cell>
          <table:table-cell office:value-type="float" office:value="392" calcext:value-type="float">
            <text:p>392</text:p>
          </table:table-cell>
          <table:table-cell office:value-type="float" office:value="374" calcext:value-type="float">
            <text:p>374</text:p>
          </table:table-cell>
          <table:table-cell office:value-type="float" office:value="393" calcext:value-type="float">
            <text:p>393</text:p>
          </table:table-cell>
          <table:table-cell office:value-type="float" office:value="391" calcext:value-type="float">
            <text:p>391</text:p>
          </table:table-cell>
          <table:table-cell office:value-type="float" office:value="386" calcext:value-type="float">
            <text:p>386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SUM([.D32:.M32])/10" office:value-type="float" office:value="378.2" calcext:value-type="float">
            <text:p>378.20</text:p>
          </table:table-cell>
          <table:table-cell table:style-name="ce2" table:formula="of:=STDEV([.D32:.M32])" office:value-type="float" office:value="20.1483387790546" calcext:value-type="float">
            <text:p>20.15</text:p>
          </table:table-cell>
          <table:table-cell office:value-type="float" office:value="400" calcext:value-type="float">
            <text:p>400</text:p>
          </table:table-cell>
          <table:table-cell office:value-type="float" office:value="366" calcext:value-type="float">
            <text:p>366</text:p>
          </table:table-cell>
          <table:table-cell office:value-type="float" office:value="384" calcext:value-type="float">
            <text:p>384</text:p>
          </table:table-cell>
          <table:table-cell office:value-type="float" office:value="404" calcext:value-type="float">
            <text:p>404</text:p>
          </table:table-cell>
          <table:table-cell office:value-type="float" office:value="375" calcext:value-type="float">
            <text:p>375</text:p>
          </table:table-cell>
          <table:table-cell office:value-type="float" office:value="357" calcext:value-type="float">
            <text:p>357</text:p>
          </table:table-cell>
          <table:table-cell office:value-type="float" office:value="382" calcext:value-type="float">
            <text:p>382</text:p>
          </table:table-cell>
          <table:table-cell office:value-type="float" office:value="376" calcext:value-type="float">
            <text:p>376</text:p>
          </table:table-cell>
          <table:table-cell office:value-type="float" office:value="398" calcext:value-type="float">
            <text:p>39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SUM([.D33:.M33])/10" office:value-type="float" office:value="388.1" calcext:value-type="float">
            <text:p>388.10</text:p>
          </table:table-cell>
          <table:table-cell table:style-name="ce2" table:formula="of:=STDEV([.D33:.M33])" office:value-type="float" office:value="11.798775831039" calcext:value-type="float">
            <text:p>11.80</text:p>
          </table:table-cell>
          <table:table-cell office:value-type="float" office:value="374" calcext:value-type="float">
            <text:p>374</text:p>
          </table:table-cell>
          <table:table-cell office:value-type="float" office:value="387" calcext:value-type="float">
            <text:p>387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84" calcext:value-type="float">
            <text:p>384</text:p>
          </table:table-cell>
          <table:table-cell office:value-type="float" office:value="399" calcext:value-type="float">
            <text:p>399</text:p>
          </table:table-cell>
          <table:table-cell office:value-type="float" office:value="391" calcext:value-type="float">
            <text:p>391</text:p>
          </table:table-cell>
          <table:table-cell office:value-type="float" office:value="384" calcext:value-type="float">
            <text:p>384</text:p>
          </table:table-cell>
          <table:table-cell office:value-type="float" office:value="392" calcext:value-type="float">
            <text:p>392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SUM([.D34:.M34])/10" office:value-type="float" office:value="353.4" calcext:value-type="float">
            <text:p>353.40</text:p>
          </table:table-cell>
          <table:table-cell table:style-name="ce2" table:formula="of:=STDEV([.D34:.M34])" office:value-type="float" office:value="11.0473727394546" calcext:value-type="float">
            <text:p>11.05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329" calcext:value-type="float">
            <text:p>329</text:p>
          </table:table-cell>
          <table:table-cell office:value-type="float" office:value="371" calcext:value-type="float">
            <text:p>371</text:p>
          </table:table-cell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SUM([.D35:.M35])/10" office:value-type="float" office:value="294.8" calcext:value-type="float">
            <text:p>294.80</text:p>
          </table:table-cell>
          <table:table-cell table:style-name="ce2" table:formula="of:=STDEV([.D35:.M35])" office:value-type="float" office:value="46.858652705059" calcext:value-type="float">
            <text:p>46.86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54" calcext:value-type="float">
            <text:p>354</text:p>
          </table:table-cell>
          <table:table-cell office:value-type="float" office:value="290" calcext:value-type="float">
            <text:p>29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303" calcext:value-type="float">
            <text:p>303</text:p>
          </table:table-cell>
          <table:table-cell office:value-type="float" office:value="275" calcext:value-type="float">
            <text:p>275</text:p>
          </table:table-cell>
          <table:table-cell office:value-type="float" office:value="323" calcext:value-type="float">
            <text:p>32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SUM([.D36:.M36])/10" office:value-type="float" office:value="282.8" calcext:value-type="float">
            <text:p>282.80</text:p>
          </table:table-cell>
          <table:table-cell table:style-name="ce2" table:formula="of:=STDEV([.D36:.M36])" office:value-type="float" office:value="47.3281687323264" calcext:value-type="float">
            <text:p>47.33</text:p>
          </table:table-cell>
          <table:table-cell office:value-type="float" office:value="319" calcext:value-type="float">
            <text:p>319</text:p>
          </table:table-cell>
          <table:table-cell office:value-type="float" office:value="273" calcext:value-type="float">
            <text:p>273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309" calcext:value-type="float">
            <text:p>309</text:p>
          </table:table-cell>
          <table:table-cell office:value-type="float" office:value="285" calcext:value-type="float">
            <text:p>285</text:p>
          </table:table-cell>
          <table:table-cell office:value-type="float" office:value="324" calcext:value-type="float">
            <text:p>324</text:p>
          </table:table-cell>
          <table:table-cell office:value-type="float" office:value="254" calcext:value-type="float">
            <text:p>254</text:p>
          </table:table-cell>
          <table:table-cell office:value-type="float" office:value="293" calcext:value-type="float">
            <text:p>29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SUM([.D37:.M37])/10" office:value-type="float" office:value="282.1" calcext:value-type="float">
            <text:p>282.10</text:p>
          </table:table-cell>
          <table:table-cell table:style-name="ce2" table:formula="of:=STDEV([.D37:.M37])" office:value-type="float" office:value="45.829272547382" calcext:value-type="float">
            <text:p>45.83</text:p>
          </table:table-cell>
          <table:table-cell office:value-type="float" office:value="290" calcext:value-type="float">
            <text:p>290</text:p>
          </table:table-cell>
          <table:table-cell office:value-type="float" office:value="261" calcext:value-type="float">
            <text:p>261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286" calcext:value-type="float">
            <text:p>286</text:p>
          </table:table-cell>
          <table:table-cell office:value-type="float" office:value="301" calcext:value-type="float">
            <text:p>301</text:p>
          </table:table-cell>
          <table:table-cell office:value-type="float" office:value="344" calcext:value-type="float">
            <text:p>344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SUM([.D38:.M38])/10" office:value-type="float" office:value="254.8" calcext:value-type="float">
            <text:p>254.80</text:p>
          </table:table-cell>
          <table:table-cell table:style-name="ce2" table:formula="of:=STDEV([.D38:.M38])" office:value-type="float" office:value="15.1935658896931" calcext:value-type="float">
            <text:p>15.19</text:p>
          </table:table-cell>
          <table:table-cell office:value-type="float" office:value="240" calcext:value-type="float">
            <text:p>240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office:value-type="float" office:value="280" calcext:value-type="float">
            <text:p>280</text:p>
          </table:table-cell>
          <table:table-cell office:value-type="float" office:value="249" calcext:value-type="float">
            <text:p>249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SUM([.D39:.M39])/10" office:value-type="float" office:value="255.1" calcext:value-type="float">
            <text:p>255.10</text:p>
          </table:table-cell>
          <table:table-cell table:style-name="ce2" table:formula="of:=STDEV([.D39:.M39])" office:value-type="float" office:value="14.8731674874961" calcext:value-type="float">
            <text:p>14.87</text:p>
          </table:table-cell>
          <table:table-cell office:value-type="float" office:value="267" calcext:value-type="float">
            <text:p>267</text:p>
          </table:table-cell>
          <table:table-cell office:value-type="float" office:value="236" calcext:value-type="float">
            <text:p>236</text:p>
          </table:table-cell>
          <table:table-cell office:value-type="float" office:value="261" calcext:value-type="float">
            <text:p>261</text:p>
          </table:table-cell>
          <table:table-cell office:value-type="float" office:value="241" calcext:value-type="float">
            <text:p>241</text:p>
          </table:table-cell>
          <table:table-cell office:value-type="float" office:value="262" calcext:value-type="float">
            <text:p>262</text:p>
          </table:table-cell>
          <table:table-cell office:value-type="float" office:value="276" calcext:value-type="float">
            <text:p>276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SUM([.D40:.M40])/10" office:value-type="float" office:value="245.5" calcext:value-type="float">
            <text:p>245.50</text:p>
          </table:table-cell>
          <table:table-cell table:style-name="ce2" table:formula="of:=STDEV([.D40:.M40])" office:value-type="float" office:value="17.9706550922454" calcext:value-type="float">
            <text:p>17.97</text:p>
          </table:table-cell>
          <table:table-cell office:value-type="float" office:value="222" calcext:value-type="float">
            <text:p>222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225" calcext:value-type="float">
            <text:p>225</text:p>
          </table:table-cell>
          <table:table-cell office:value-type="float" office:value="248" calcext:value-type="float">
            <text:p>248</text:p>
          </table:table-cell>
          <table:table-cell office:value-type="float" office:value="222" calcext:value-type="float">
            <text:p>222</text:p>
          </table:table-cell>
          <table:table-cell office:value-type="float" office:value="279" calcext:value-type="float">
            <text:p>279</text:p>
          </table:table-cell>
          <table:table-cell office:value-type="float" office:value="251" calcext:value-type="float">
            <text:p>25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SUM([.D41:.M41])/10" office:value-type="float" office:value="234.3" calcext:value-type="float">
            <text:p>234.30</text:p>
          </table:table-cell>
          <table:table-cell table:style-name="ce2" table:formula="of:=STDEV([.D41:.M41])" office:value-type="float" office:value="19.2991076362498" calcext:value-type="float">
            <text:p>19.30</text:p>
          </table:table-cell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office:value-type="float" office:value="209" calcext:value-type="float">
            <text:p>209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float" office:value="206" calcext:value-type="float">
            <text:p>206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SUM([.D42:.M42])/10" office:value-type="float" office:value="180.7" calcext:value-type="float">
            <text:p>180.70</text:p>
          </table:table-cell>
          <table:table-cell table:style-name="ce2" table:formula="of:=STDEV([.D42:.M42])" office:value-type="float" office:value="14.3453438051825" calcext:value-type="float">
            <text:p>14.35</text:p>
          </table:table-cell>
          <table:table-cell office:value-type="float" office:value="194" calcext:value-type="float">
            <text:p>194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66" calcext:value-type="float">
            <text:p>1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SUM([.D43:.M43])/10" office:value-type="float" office:value="175.2" calcext:value-type="float">
            <text:p>175.20</text:p>
          </table:table-cell>
          <table:table-cell table:style-name="ce2" table:formula="of:=STDEV([.D43:.M43])" office:value-type="float" office:value="14.7407221291526" calcext:value-type="float">
            <text:p>14.74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SUM([.D44:.M44])/10" office:value-type="float" office:value="180.5" calcext:value-type="float">
            <text:p>180.50</text:p>
          </table:table-cell>
          <table:table-cell table:style-name="ce2" table:formula="of:=STDEV([.D44:.M44])" office:value-type="float" office:value="18.4767120692208" calcext:value-type="float">
            <text:p>18.48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SUM([.D45:.M45])/10" office:value-type="float" office:value="184" calcext:value-type="float">
            <text:p>184.00</text:p>
          </table:table-cell>
          <table:table-cell table:style-name="ce2" table:formula="of:=STDEV([.D45:.M45])" office:value-type="float" office:value="25.8155853012176" calcext:value-type="float">
            <text:p>25.82</text:p>
          </table:table-cell>
          <table:table-cell office:value-type="float" office:value="176" calcext:value-type="float">
            <text:p>176</text:p>
          </table:table-cell>
          <table:table-cell office:value-type="float" office:value="188" calcext:value-type="float">
            <text:p>188</text:p>
          </table:table-cell>
          <table:table-cell office:value-type="float" office:value="170" calcext:value-type="float">
            <text:p>170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SUM([.D46:.M46])/10" office:value-type="float" office:value="165.4" calcext:value-type="float">
            <text:p>165.40</text:p>
          </table:table-cell>
          <table:table-cell table:style-name="ce2" table:formula="of:=STDEV([.D46:.M46])" office:value-type="float" office:value="29.36437751199" calcext:value-type="float">
            <text:p>29.36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SUM([.D47:.M47])/10" office:value-type="float" office:value="163.2" calcext:value-type="float">
            <text:p>163.20</text:p>
          </table:table-cell>
          <table:table-cell table:style-name="ce2" table:formula="of:=STDEV([.D47:.M47])" office:value-type="float" office:value="13.0367003323523" calcext:value-type="float">
            <text:p>13.04</text:p>
          </table:table-cell>
          <table:table-cell office:value-type="float" office:value="146" calcext:value-type="float">
            <text:p>146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SUM([.D48:.M48])/10" office:value-type="float" office:value="160.7" calcext:value-type="float">
            <text:p>160.70</text:p>
          </table:table-cell>
          <table:table-cell table:style-name="ce2" table:formula="of:=STDEV([.D48:.M48])" office:value-type="float" office:value="9.91127304302194" calcext:value-type="float">
            <text:p>9.91</text:p>
          </table:table-cell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SUM([.D49:.M49])/10" office:value-type="float" office:value="157.6" calcext:value-type="float">
            <text:p>157.60</text:p>
          </table:table-cell>
          <table:table-cell table:style-name="ce2" table:formula="of:=STDEV([.D49:.M49])" office:value-type="float" office:value="11.374435272917" calcext:value-type="float">
            <text:p>11.37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SUM([.D50:.M50])/10" office:value-type="float" office:value="151.6" calcext:value-type="float">
            <text:p>151.60</text:p>
          </table:table-cell>
          <table:table-cell table:style-name="ce2" table:formula="of:=STDEV([.D50:.M50])" office:value-type="float" office:value="10.046558282981" calcext:value-type="float">
            <text:p>10.0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SUM([.D51:.M51])/10" office:value-type="float" office:value="149" calcext:value-type="float">
            <text:p>149.00</text:p>
          </table:table-cell>
          <table:table-cell table:style-name="ce2" table:formula="of:=STDEV([.D51:.M51])" office:value-type="float" office:value="9.59166304662544" calcext:value-type="float">
            <text:p>9.59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SUM([.D52:.M52])/10" office:value-type="float" office:value="149.2" calcext:value-type="float">
            <text:p>149.20</text:p>
          </table:table-cell>
          <table:table-cell table:style-name="ce2" table:formula="of:=STDEV([.D52:.M52])" office:value-type="float" office:value="11.4484351186818" calcext:value-type="float">
            <text:p>11.45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office:value-type="float" office:value="138" calcext:value-type="float">
            <text:p>138</text:p>
          </table:table-cell>
          <table:table-cell office:value-type="float" office:value="170" calcext:value-type="float">
            <text:p>170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SUM([.D53:.M53])/10" office:value-type="float" office:value="155.6" calcext:value-type="float">
            <text:p>155.60</text:p>
          </table:table-cell>
          <table:table-cell table:style-name="ce2" table:formula="of:=STDEV([.D53:.M53])" office:value-type="float" office:value="15.3709683060849" calcext:value-type="float">
            <text:p>15.37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SUM([.D54:.M54])/10" office:value-type="float" office:value="190.4" calcext:value-type="float">
            <text:p>190.40</text:p>
          </table:table-cell>
          <table:table-cell table:style-name="ce2" table:formula="of:=STDEV([.D54:.M54])" office:value-type="float" office:value="14.6530239579109" calcext:value-type="float">
            <text:p>14.65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SUM([.D55:.M55])/10" office:value-type="float" office:value="189" calcext:value-type="float">
            <text:p>189.00</text:p>
          </table:table-cell>
          <table:table-cell table:style-name="ce2" table:formula="of:=STDEV([.D55:.M55])" office:value-type="float" office:value="14.1264134002781" calcext:value-type="float">
            <text:p>14.13</text:p>
          </table:table-cell>
          <table:table-cell office:value-type="float" office:value="180" calcext:value-type="float">
            <text:p>180</text:p>
          </table:table-cell>
          <table:table-cell office:value-type="float" office:value="167" calcext:value-type="float">
            <text:p>167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174" calcext:value-type="float">
            <text:p>174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206" calcext:value-type="float">
            <text:p>20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SUM([.D56:.M56])/10" office:value-type="float" office:value="186.3" calcext:value-type="float">
            <text:p>186.30</text:p>
          </table:table-cell>
          <table:table-cell table:style-name="ce2" table:formula="of:=STDEV([.D56:.M56])" office:value-type="float" office:value="14.7952695142738" calcext:value-type="float">
            <text:p>14.80</text:p>
          </table:table-cell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SUM([.D57:.M57])/10" office:value-type="float" office:value="199.2" calcext:value-type="float">
            <text:p>199.20</text:p>
          </table:table-cell>
          <table:table-cell table:style-name="ce2" table:formula="of:=STDEV([.D57:.M57])" office:value-type="float" office:value="19.5834397160231" calcext:value-type="float">
            <text:p>19.5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73" calcext:value-type="float">
            <text:p>173</text:p>
          </table:table-cell>
          <table:table-cell office:value-type="float" office:value="189" calcext:value-type="float">
            <text:p>189</text:p>
          </table:table-cell>
          <table:table-cell office:value-type="float" office:value="212" calcext:value-type="float">
            <text:p>212</text:p>
          </table:table-cell>
          <table:table-cell office:value-type="float" office:value="228" calcext:value-type="float">
            <text:p>228</text:p>
          </table:table-cell>
          <table:table-cell office:value-type="float" office:value="215" calcext:value-type="float">
            <text:p>215</text:p>
          </table:table-cell>
          <table:table-cell office:value-type="float" office:value="166" calcext:value-type="float">
            <text:p>166</text:p>
          </table:table-cell>
          <table:table-cell office:value-type="float" office:value="203" calcext:value-type="float">
            <text:p>20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SUM([.D58:.M58])/10" office:value-type="float" office:value="158.3" calcext:value-type="float">
            <text:p>158.30</text:p>
          </table:table-cell>
          <table:table-cell table:style-name="ce2" table:formula="of:=STDEV([.D58:.M58])" office:value-type="float" office:value="7.48405712906517" calcext:value-type="float">
            <text:p>7.48</text:p>
          </table:table-cell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SUM([.D59:.M59])/10" office:value-type="float" office:value="166.6" calcext:value-type="float">
            <text:p>166.60</text:p>
          </table:table-cell>
          <table:table-cell table:style-name="ce2" table:formula="of:=STDEV([.D59:.M59])" office:value-type="float" office:value="11.4813859016332" calcext:value-type="float">
            <text:p>11.48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SUM([.D60:.M60])/10" office:value-type="float" office:value="159.2" calcext:value-type="float">
            <text:p>159.20</text:p>
          </table:table-cell>
          <table:table-cell table:style-name="ce2" table:formula="of:=STDEV([.D60:.M60])" office:value-type="float" office:value="8.94178704485605" calcext:value-type="float">
            <text:p>8.94</text:p>
          </table:table-cell>
          <table:table-cell office:value-type="float" office:value="159" calcext:value-type="float">
            <text:p>159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SUM([.D61:.M61])/10" office:value-type="float" office:value="165.8" calcext:value-type="float">
            <text:p>165.80</text:p>
          </table:table-cell>
          <table:table-cell table:style-name="ce2" table:formula="of:=STDEV([.D61:.M61])" office:value-type="float" office:value="11.3607511488751" calcext:value-type="float">
            <text:p>11.36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SUM([.D62:.M62])/10" office:value-type="float" office:value="159.7" calcext:value-type="float">
            <text:p>159.70</text:p>
          </table:table-cell>
          <table:table-cell table:style-name="ce2" table:formula="of:=STDEV([.D62:.M62])" office:value-type="float" office:value="10.9954536059228" calcext:value-type="float">
            <text:p>11.00</text:p>
          </table:table-cell>
          <table:table-cell office:value-type="float" office:value="180" calcext:value-type="float">
            <text:p>18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SUM([.D63:.M63])/10" office:value-type="float" office:value="157.3" calcext:value-type="float">
            <text:p>157.30</text:p>
          </table:table-cell>
          <table:table-cell table:style-name="ce2" table:formula="of:=STDEV([.D63:.M63])" office:value-type="float" office:value="8.13838640845551" calcext:value-type="float">
            <text:p>8.14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SUM([.D64:.M64])/10" office:value-type="float" office:value="157.6" calcext:value-type="float">
            <text:p>157.60</text:p>
          </table:table-cell>
          <table:table-cell table:style-name="ce2" table:formula="of:=STDEV([.D64:.M64])" office:value-type="float" office:value="10.0686532256195" calcext:value-type="float">
            <text:p>10.07</text:p>
          </table:table-cell>
          <table:table-cell office:value-type="float" office:value="177" calcext:value-type="float">
            <text:p>177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SUM([.D65:.M65])/10" office:value-type="float" office:value="159.3" calcext:value-type="float">
            <text:p>159.30</text:p>
          </table:table-cell>
          <table:table-cell table:style-name="ce2" table:formula="of:=STDEV([.D65:.M65])" office:value-type="float" office:value="9.8098589864143" calcext:value-type="float">
            <text:p>9.8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SUM([.D66:.M66])/10" office:value-type="float" office:value="160.6" calcext:value-type="float">
            <text:p>160.60</text:p>
          </table:table-cell>
          <table:table-cell table:style-name="ce2" table:formula="of:=STDEV([.D66:.M66])" office:value-type="float" office:value="6.88315173287483" calcext:value-type="float">
            <text:p>6.88</text:p>
          </table:table-cell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SUM([.D67:.M67])/10" office:value-type="float" office:value="162.2" calcext:value-type="float">
            <text:p>162.20</text:p>
          </table:table-cell>
          <table:table-cell table:style-name="ce2" table:formula="of:=STDEV([.D67:.M67])" office:value-type="float" office:value="8.96660470858396" calcext:value-type="float">
            <text:p>8.97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SUM([.D68:.M68])/10" office:value-type="float" office:value="157.3" calcext:value-type="float">
            <text:p>157.30</text:p>
          </table:table-cell>
          <table:table-cell table:style-name="ce2" table:formula="of:=STDEV([.D68:.M68])" office:value-type="float" office:value="12.9961532770278" calcext:value-type="float">
            <text:p>13.00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61" calcext:value-type="float">
            <text:p>161</text:p>
          </table:table-cell>
          <table:table-cell office:value-type="float" office:value="133" calcext:value-type="float">
            <text:p>133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SUM([.D69:.M69])/10" office:value-type="float" office:value="155.2" calcext:value-type="float">
            <text:p>155.20</text:p>
          </table:table-cell>
          <table:table-cell table:style-name="ce2" table:formula="of:=STDEV([.D69:.M69])" office:value-type="float" office:value="13.9745800970508" calcext:value-type="float">
            <text:p>13.97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63" calcext:value-type="float">
            <text:p>163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SUM([.D70:.M70])/10" office:value-type="float" office:value="173.6" calcext:value-type="float">
            <text:p>173.60</text:p>
          </table:table-cell>
          <table:table-cell table:style-name="ce2" table:formula="of:=STDEV([.D70:.M70])" office:value-type="float" office:value="10.2761860629321" calcext:value-type="float">
            <text:p>10.28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office:value-type="float" office:value="184" calcext:value-type="float">
            <text:p>184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SUM([.D71:.M71])/10" office:value-type="float" office:value="180.5" calcext:value-type="float">
            <text:p>180.50</text:p>
          </table:table-cell>
          <table:table-cell table:style-name="ce2" table:formula="of:=STDEV([.D71:.M71])" office:value-type="float" office:value="13.9940463531222" calcext:value-type="float">
            <text:p>13.99</text:p>
          </table:table-cell>
          <table:table-cell office:value-type="float" office:value="171" calcext:value-type="float">
            <text:p>171</text:p>
          </table:table-cell>
          <table:table-cell office:value-type="float" office:value="207" calcext:value-type="float">
            <text:p>207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SUM([.D72:.M72])/10" office:value-type="float" office:value="167.8" calcext:value-type="float">
            <text:p>167.80</text:p>
          </table:table-cell>
          <table:table-cell table:style-name="ce2" table:formula="of:=STDEV([.D72:.M72])" office:value-type="float" office:value="9.15059196627919" calcext:value-type="float">
            <text:p>9.15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SUM([.D73:.M73])/10" office:value-type="float" office:value="166" calcext:value-type="float">
            <text:p>166.00</text:p>
          </table:table-cell>
          <table:table-cell table:style-name="ce2" table:formula="of:=STDEV([.D73:.M73])" office:value-type="float" office:value="9.64940988408675" calcext:value-type="float">
            <text:p>9.65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166" calcext:value-type="float">
            <text:p>166</text:p>
          </table:table-cell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SUM([.D74:.M74])/10" office:value-type="float" office:value="188.8" calcext:value-type="float">
            <text:p>188.80</text:p>
          </table:table-cell>
          <table:table-cell table:style-name="ce2" table:formula="of:=STDEV([.D74:.M74])" office:value-type="float" office:value="16.6919807758763" calcext:value-type="float">
            <text:p>16.69</text:p>
          </table:table-cell>
          <table:table-cell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95" calcext:value-type="float">
            <text:p>19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SUM([.D75:.M75])/10" office:value-type="float" office:value="192.5" calcext:value-type="float">
            <text:p>192.50</text:p>
          </table:table-cell>
          <table:table-cell table:style-name="ce2" table:formula="of:=STDEV([.D75:.M75])" office:value-type="float" office:value="9.89107341663853" calcext:value-type="float">
            <text:p>9.89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SUM([.D76:.M76])/10" office:value-type="float" office:value="191.6" calcext:value-type="float">
            <text:p>191.60</text:p>
          </table:table-cell>
          <table:table-cell table:style-name="ce2" table:formula="of:=STDEV([.D76:.M76])" office:value-type="float" office:value="17.827569161897" calcext:value-type="float">
            <text:p>17.83</text:p>
          </table:table-cell>
          <table:table-cell office:value-type="float" office:value="157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191" calcext:value-type="float">
            <text:p>191</text:p>
          </table:table-cell>
          <table:table-cell office:value-type="float" office:value="210" calcext:value-type="float">
            <text:p>210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SUM([.D77:.M77])/10" office:value-type="float" office:value="189.1" calcext:value-type="float">
            <text:p>189.10</text:p>
          </table:table-cell>
          <table:table-cell table:style-name="ce2" table:formula="of:=STDEV([.D77:.M77])" office:value-type="float" office:value="10.3650052259193" calcext:value-type="float">
            <text:p>10.37</text:p>
          </table:table-cell>
          <table:table-cell office:value-type="float" office:value="178" calcext:value-type="float">
            <text:p>178</text:p>
          </table:table-cell>
          <table:table-cell office:value-type="float" office:value="194" calcext:value-type="float">
            <text:p>194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SUM([.D78:.M78])/10" office:value-type="float" office:value="197.3" calcext:value-type="float">
            <text:p>197.30</text:p>
          </table:table-cell>
          <table:table-cell table:style-name="ce2" table:formula="of:=STDEV([.D78:.M78])" office:value-type="float" office:value="12.6671052555647" calcext:value-type="float">
            <text:p>12.6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168" calcext:value-type="float">
            <text:p>168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SUM([.D79:.M79])/10" office:value-type="float" office:value="201.4" calcext:value-type="float">
            <text:p>201.40</text:p>
          </table:table-cell>
          <table:table-cell table:style-name="ce2" table:formula="of:=STDEV([.D79:.M79])" office:value-type="float" office:value="13.1419599417709" calcext:value-type="float">
            <text:p>13.14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226" calcext:value-type="float">
            <text:p>226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SUM([.D80:.M80])/10" office:value-type="float" office:value="201.4" calcext:value-type="float">
            <text:p>201.40</text:p>
          </table:table-cell>
          <table:table-cell table:style-name="ce2" table:formula="of:=STDEV([.D80:.M80])" office:value-type="float" office:value="7.77746031098127" calcext:value-type="float">
            <text:p>7.78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  <table:table-cell office:value-type="float" office:value="209" calcext:value-type="float">
            <text:p>209</text:p>
          </table:table-cell>
          <table:table-cell office:value-type="float" office:value="197" calcext:value-type="float">
            <text:p>197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SUM([.D81:.M81])/10" office:value-type="float" office:value="198.8" calcext:value-type="float">
            <text:p>198.80</text:p>
          </table:table-cell>
          <table:table-cell table:style-name="ce2" table:formula="of:=STDEV([.D81:.M81])" office:value-type="float" office:value="20.5739857317169" calcext:value-type="float">
            <text:p>20.57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  <table:table-cell office:value-type="float" office:value="238" calcext:value-type="float">
            <text:p>238</text:p>
          </table:table-cell>
          <table:table-cell office:value-type="float" office:value="187" calcext:value-type="float">
            <text:p>187</text:p>
          </table:table-cell>
          <table:table-cell office:value-type="float" office:value="218" calcext:value-type="float">
            <text:p>218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SUM([.D82:.M82])/10" office:value-type="float" office:value="116.5" calcext:value-type="float">
            <text:p>116.50</text:p>
          </table:table-cell>
          <table:table-cell table:style-name="ce2" table:formula="of:=STDEV([.D82:.M82])" office:value-type="float" office:value="11.5397862487425" calcext:value-type="float">
            <text:p>11.5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SUM([.D83:.M83])/10" office:value-type="float" office:value="99.9" calcext:value-type="float">
            <text:p>99.90</text:p>
          </table:table-cell>
          <table:table-cell table:style-name="ce2" table:formula="of:=STDEV([.D83:.M83])" office:value-type="float" office:value="10.7955752252691" calcext:value-type="float">
            <text:p>10.80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SUM([.D84:.M84])/10" office:value-type="float" office:value="104.9" calcext:value-type="float">
            <text:p>104.90</text:p>
          </table:table-cell>
          <table:table-cell table:style-name="ce2" table:formula="of:=STDEV([.D84:.M84])" office:value-type="float" office:value="5.08702052067591" calcext:value-type="float">
            <text:p>5.09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SUM([.D85:.M85])/10" office:value-type="float" office:value="100.2" calcext:value-type="float">
            <text:p>100.20</text:p>
          </table:table-cell>
          <table:table-cell table:style-name="ce2" table:formula="of:=STDEV([.D85:.M85])" office:value-type="float" office:value="9.44927980794774" calcext:value-type="float">
            <text:p>9.45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SUM([.D86:.M86])/10" office:value-type="float" office:value="50.5" calcext:value-type="float">
            <text:p>50.50</text:p>
          </table:table-cell>
          <table:table-cell table:style-name="ce2" table:formula="of:=STDEV([.D86:.M86])" office:value-type="float" office:value="7.5018516232846" calcext:value-type="float">
            <text:p>7.5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SUM([.D87:.M87])/10" office:value-type="float" office:value="52.2" calcext:value-type="float">
            <text:p>52.20</text:p>
          </table:table-cell>
          <table:table-cell table:style-name="ce2" table:formula="of:=STDEV([.D87:.M87])" office:value-type="float" office:value="5.41192099802731" calcext:value-type="float">
            <text:p>5.41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SUM([.D88:.M88])/10" office:value-type="float" office:value="50.2" calcext:value-type="float">
            <text:p>50.20</text:p>
          </table:table-cell>
          <table:table-cell table:style-name="ce2" table:formula="of:=STDEV([.D88:.M88])" office:value-type="float" office:value="6.42564307201146" calcext:value-type="float">
            <text:p>6.4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SUM([.D89:.M89])/10" office:value-type="float" office:value="50.9" calcext:value-type="float">
            <text:p>50.90</text:p>
          </table:table-cell>
          <table:table-cell table:style-name="ce2" table:formula="of:=STDEV([.D89:.M89])" office:value-type="float" office:value="6.33245607959503" calcext:value-type="float">
            <text:p>6.3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SUM([.D90:.M90])/10" office:value-type="float" office:value="41.3" calcext:value-type="float">
            <text:p>41.30</text:p>
          </table:table-cell>
          <table:table-cell table:style-name="ce2" table:formula="of:=STDEV([.D90:.M90])" office:value-type="float" office:value="5.75519089363874" calcext:value-type="float">
            <text:p>5.7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SUM([.D91:.M91])/10" office:value-type="float" office:value="42.8" calcext:value-type="float">
            <text:p>42.80</text:p>
          </table:table-cell>
          <table:table-cell table:style-name="ce2" table:formula="of:=STDEV([.D91:.M91])" office:value-type="float" office:value="6.1427463998877" calcext:value-type="float">
            <text:p>6.1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SUM([.D92:.M92])/10" office:value-type="float" office:value="41" calcext:value-type="float">
            <text:p>41.00</text:p>
          </table:table-cell>
          <table:table-cell table:style-name="ce2" table:formula="of:=STDEV([.D92:.M92])" office:value-type="float" office:value="7.08676387515643" calcext:value-type="float">
            <text:p>7.0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SUM([.D93:.M93])/10" office:value-type="float" office:value="41.4" calcext:value-type="float">
            <text:p>41.40</text:p>
          </table:table-cell>
          <table:table-cell table:style-name="ce2" table:formula="of:=STDEV([.D93:.M93])" office:value-type="float" office:value="5.3582750126427" calcext:value-type="float">
            <text:p>5.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SUM([.D94:.M94])/10" office:value-type="float" office:value="29.9" calcext:value-type="float">
            <text:p>29.90</text:p>
          </table:table-cell>
          <table:table-cell table:style-name="ce2" table:formula="of:=STDEV([.D94:.M94])" office:value-type="float" office:value="3.38132124077754" calcext:value-type="float">
            <text:p>3.3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SUM([.D95:.M95])/10" office:value-type="float" office:value="30.9" calcext:value-type="float">
            <text:p>30.90</text:p>
          </table:table-cell>
          <table:table-cell table:style-name="ce2" table:formula="of:=STDEV([.D95:.M95])" office:value-type="float" office:value="5.425249610233" calcext:value-type="float">
            <text:p>5.4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SUM([.D96:.M96])/10" office:value-type="float" office:value="29.2" calcext:value-type="float">
            <text:p>29.20</text:p>
          </table:table-cell>
          <table:table-cell table:style-name="ce2" table:formula="of:=STDEV([.D96:.M96])" office:value-type="float" office:value="6.03324125159934" calcext:value-type="float">
            <text:p>6.0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number-rows-repeated="104847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10p_scenario2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0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SUM([.D2:.M2])/10" office:value-type="float" office:value="17.6" calcext:value-type="float">
            <text:p>17.60</text:p>
          </table:table-cell>
          <table:table-cell table:style-name="ce2" table:formula="of:=STDEV([.D2:.M2])" office:value-type="float" office:value="3.23865541373096" calcext:value-type="float">
            <text:p>3.2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SUM([.D3:.M3])/10" office:value-type="float" office:value="19" calcext:value-type="float">
            <text:p>19.00</text:p>
          </table:table-cell>
          <table:table-cell table:style-name="ce2" table:formula="of:=STDEV([.D3:.M3])" office:value-type="float" office:value="3.82970843102535" calcext:value-type="float">
            <text:p>3.8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SUM([.D4:.M4])/10" office:value-type="float" office:value="18.5" calcext:value-type="float">
            <text:p>18.50</text:p>
          </table:table-cell>
          <table:table-cell table:style-name="ce2" table:formula="of:=STDEV([.D4:.M4])" office:value-type="float" office:value="5.38000413052299" calcext:value-type="float">
            <text:p>5.3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SUM([.D5:.M5])/10" office:value-type="float" office:value="17.7" calcext:value-type="float">
            <text:p>17.70</text:p>
          </table:table-cell>
          <table:table-cell table:style-name="ce2" table:formula="of:=STDEV([.D5:.M5])" office:value-type="float" office:value="3.83115880351856" calcext:value-type="float">
            <text:p>3.8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SUM([.D6:.M6])/10" office:value-type="float" office:value="10.5" calcext:value-type="float">
            <text:p>10.50</text:p>
          </table:table-cell>
          <table:table-cell table:style-name="ce2" table:formula="of:=STDEV([.D6:.M6])" office:value-type="float" office:value="2.54950975679639" calcext:value-type="float">
            <text:p>2.5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SUM([.D7:.M7])/10" office:value-type="float" office:value="9.7" calcext:value-type="float">
            <text:p>9.70</text:p>
          </table:table-cell>
          <table:table-cell table:style-name="ce2" table:formula="of:=STDEV([.D7:.M7])" office:value-type="float" office:value="2.86937856222098" calcext:value-type="float">
            <text:p>2.8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SUM([.D8:.M8])/10" office:value-type="float" office:value="7.3" calcext:value-type="float">
            <text:p>7.30</text:p>
          </table:table-cell>
          <table:table-cell table:style-name="ce2" table:formula="of:=STDEV([.D8:.M8])" office:value-type="float" office:value="2.21359436211787" calcext:value-type="float">
            <text:p>2.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SUM([.D9:.M9])/10" office:value-type="float" office:value="9.1" calcext:value-type="float">
            <text:p>9.10</text:p>
          </table:table-cell>
          <table:table-cell table:style-name="ce2" table:formula="of:=STDEV([.D9:.M9])" office:value-type="float" office:value="3.92852813828962" calcext:value-type="float">
            <text:p>3.9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SUM([.D10:.M10])/10" office:value-type="float" office:value="8.4" calcext:value-type="float">
            <text:p>8.40</text:p>
          </table:table-cell>
          <table:table-cell table:style-name="ce2" table:formula="of:=STDEV([.D10:.M10])" office:value-type="float" office:value="1.89736659610103" calcext:value-type="float">
            <text:p>1.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SUM([.D11:.M11])/10" office:value-type="float" office:value="5.7" calcext:value-type="float">
            <text:p>5.70</text:p>
          </table:table-cell>
          <table:table-cell table:style-name="ce2" table:formula="of:=STDEV([.D11:.M11])" office:value-type="float" office:value="1.56702123647242" calcext:value-type="float">
            <text:p>1.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SUM([.D12:.M12])/10" office:value-type="float" office:value="6.2" calcext:value-type="float">
            <text:p>6.20</text:p>
          </table:table-cell>
          <table:table-cell table:style-name="ce2" table:formula="of:=STDEV([.D12:.M12])" office:value-type="float" office:value="1.87379590967403" calcext:value-type="float">
            <text:p>1.8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SUM([.D13:.M13])/10" office:value-type="float" office:value="7.2" calcext:value-type="float">
            <text:p>7.20</text:p>
          </table:table-cell>
          <table:table-cell table:style-name="ce2" table:formula="of:=STDEV([.D13:.M13])" office:value-type="float" office:value="2.0976176963403" calcext:value-type="float">
            <text:p>2.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SUM([.D14:.M14])/10" office:value-type="float" office:value="12.2" calcext:value-type="float">
            <text:p>12.20</text:p>
          </table:table-cell>
          <table:table-cell table:style-name="ce2" table:formula="of:=STDEV([.D14:.M14])" office:value-type="float" office:value="4.89444129146071" calcext:value-type="float">
            <text:p>4.8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SUM([.D15:.M15])/10" office:value-type="float" office:value="9.8" calcext:value-type="float">
            <text:p>9.80</text:p>
          </table:table-cell>
          <table:table-cell table:style-name="ce2" table:formula="of:=STDEV([.D15:.M15])" office:value-type="float" office:value="2.65832027165025" calcext:value-type="float">
            <text:p>2.6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SUM([.D16:.M16])/10" office:value-type="float" office:value="8.4" calcext:value-type="float">
            <text:p>8.40</text:p>
          </table:table-cell>
          <table:table-cell table:style-name="ce2" table:formula="of:=STDEV([.D16:.M16])" office:value-type="float" office:value="2.98886823619465" calcext:value-type="float">
            <text:p>2.9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SUM([.D17:.M17])/10" office:value-type="float" office:value="10.2" calcext:value-type="float">
            <text:p>10.20</text:p>
          </table:table-cell>
          <table:table-cell table:style-name="ce2" table:formula="of:=STDEV([.D17:.M17])" office:value-type="float" office:value="2.82055944017416" calcext:value-type="float">
            <text:p>2.8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SUM([.D18:.M18])/10" office:value-type="float" office:value="33.7" calcext:value-type="float">
            <text:p>33.70</text:p>
          </table:table-cell>
          <table:table-cell table:style-name="ce2" table:formula="of:=STDEV([.D18:.M18])" office:value-type="float" office:value="10.6254411673116" calcext:value-type="float">
            <text:p>10.6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SUM([.D19:.M19])/10" office:value-type="float" office:value="40.1" calcext:value-type="float">
            <text:p>40.10</text:p>
          </table:table-cell>
          <table:table-cell table:style-name="ce2" table:formula="of:=STDEV([.D19:.M19])" office:value-type="float" office:value="5.83952052826257" calcext:value-type="float">
            <text:p>5.8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SUM([.D20:.M20])/10" office:value-type="float" office:value="39.5" calcext:value-type="float">
            <text:p>39.50</text:p>
          </table:table-cell>
          <table:table-cell table:style-name="ce2" table:formula="of:=STDEV([.D20:.M20])" office:value-type="float" office:value="8.57969178415583" calcext:value-type="float">
            <text:p>8.5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SUM([.D21:.M21])/10" office:value-type="float" office:value="39.5" calcext:value-type="float">
            <text:p>39.50</text:p>
          </table:table-cell>
          <table:table-cell table:style-name="ce2" table:formula="of:=STDEV([.D21:.M21])" office:value-type="float" office:value="6.51920240520265" calcext:value-type="float">
            <text:p>6.52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SUM([.D22:.M22])/10" office:value-type="float" office:value="99" calcext:value-type="float">
            <text:p>99.00</text:p>
          </table:table-cell>
          <table:table-cell table:style-name="ce2" table:formula="of:=STDEV([.D22:.M22])" office:value-type="float" office:value="20.105278466667" calcext:value-type="float">
            <text:p>20.11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SUM([.D23:.M23])/10" office:value-type="float" office:value="111.2" calcext:value-type="float">
            <text:p>111.20</text:p>
          </table:table-cell>
          <table:table-cell table:style-name="ce2" table:formula="of:=STDEV([.D23:.M23])" office:value-type="float" office:value="10.8913829343303" calcext:value-type="float">
            <text:p>10.89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SUM([.D24:.M24])/10" office:value-type="float" office:value="101.2" calcext:value-type="float">
            <text:p>101.20</text:p>
          </table:table-cell>
          <table:table-cell table:style-name="ce2" table:formula="of:=STDEV([.D24:.M24])" office:value-type="float" office:value="8.36394378003317" calcext:value-type="float">
            <text:p>8.36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SUM([.D25:.M25])/10" office:value-type="float" office:value="107.7" calcext:value-type="float">
            <text:p>107.70</text:p>
          </table:table-cell>
          <table:table-cell table:style-name="ce2" table:formula="of:=STDEV([.D25:.M25])" office:value-type="float" office:value="6.79950978625175" calcext:value-type="float">
            <text:p>6.8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SUM([.D26:.M26])/10" office:value-type="float" office:value="216.2" calcext:value-type="float">
            <text:p>216.20</text:p>
          </table:table-cell>
          <table:table-cell table:style-name="ce2" table:formula="of:=STDEV([.D26:.M26])" office:value-type="float" office:value="41.6541314477528" calcext:value-type="float">
            <text:p>41.65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  <table:table-cell office:value-type="float" office:value="207" calcext:value-type="float">
            <text:p>207</text:p>
          </table:table-cell>
          <table:table-cell office:value-type="float" office:value="101" calcext:value-type="float">
            <text:p>101</text:p>
          </table:table-cell>
          <table:table-cell office:value-type="float" office:value="224" calcext:value-type="float">
            <text:p>224</text:p>
          </table:table-cell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SUM([.D27:.M27])/10" office:value-type="float" office:value="245.5" calcext:value-type="float">
            <text:p>245.50</text:p>
          </table:table-cell>
          <table:table-cell table:style-name="ce2" table:formula="of:=STDEV([.D27:.M27])" office:value-type="float" office:value="10.480139948175" calcext:value-type="float">
            <text:p>10.48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235" calcext:value-type="float">
            <text:p>235</text:p>
          </table:table-cell>
          <table:table-cell office:value-type="float" office:value="258" calcext:value-type="float">
            <text:p>258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24" calcext:value-type="float">
            <text:p>224</text:p>
          </table:table-cell>
          <table:table-cell office:value-type="float" office:value="245" calcext:value-type="float">
            <text:p>24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SUM([.D28:.M28])/10" office:value-type="float" office:value="238.8" calcext:value-type="float">
            <text:p>238.80</text:p>
          </table:table-cell>
          <table:table-cell table:style-name="ce2" table:formula="of:=STDEV([.D28:.M28])" office:value-type="float" office:value="18.7308420644787" calcext:value-type="float">
            <text:p>18.73</text:p>
          </table:table-cell>
          <table:table-cell office:value-type="float" office:value="211" calcext:value-type="float">
            <text:p>211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office:value-type="float" office:value="211" calcext:value-type="float">
            <text:p>211</text:p>
          </table:table-cell>
          <table:table-cell office:value-type="float" office:value="264" calcext:value-type="float">
            <text:p>264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SUM([.D29:.M29])/10" office:value-type="float" office:value="243.6" calcext:value-type="float">
            <text:p>243.60</text:p>
          </table:table-cell>
          <table:table-cell table:style-name="ce2" table:formula="of:=STDEV([.D29:.M29])" office:value-type="float" office:value="14.1122484231095" calcext:value-type="float">
            <text:p>14.11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61" calcext:value-type="float">
            <text:p>261</text:p>
          </table:table-cell>
          <table:table-cell office:value-type="float" office:value="225" calcext:value-type="float">
            <text:p>225</text:p>
          </table:table-cell>
          <table:table-cell office:value-type="float" office:value="249" calcext:value-type="float">
            <text:p>249</text:p>
          </table:table-cell>
          <table:table-cell office:value-type="float" office:value="263" calcext:value-type="float">
            <text:p>263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  <table:table-cell office:value-type="float" office:value="258" calcext:value-type="float">
            <text:p>25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SUM([.D30:.M30])/10" office:value-type="float" office:value="360.9" calcext:value-type="float">
            <text:p>360.90</text:p>
          </table:table-cell>
          <table:table-cell table:style-name="ce2" table:formula="of:=STDEV([.D30:.M30])" office:value-type="float" office:value="35.8529403722112" calcext:value-type="float">
            <text:p>35.85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office:value-type="float" office:value="348" calcext:value-type="float">
            <text:p>348</text:p>
          </table:table-cell>
          <table:table-cell office:value-type="float" office:value="359" calcext:value-type="float">
            <text:p>359</text:p>
          </table:table-cell>
          <table:table-cell office:value-type="float" office:value="377" calcext:value-type="float">
            <text:p>377</text:p>
          </table:table-cell>
          <table:table-cell office:value-type="float" office:value="264" calcext:value-type="float">
            <text:p>264</text:p>
          </table:table-cell>
          <table:table-cell office:value-type="float" office:value="381" calcext:value-type="float">
            <text:p>381</text:p>
          </table:table-cell>
          <table:table-cell office:value-type="float" office:value="367" calcext:value-type="float">
            <text:p>36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SUM([.D31:.M31])/10" office:value-type="float" office:value="381.4" calcext:value-type="float">
            <text:p>381.40</text:p>
          </table:table-cell>
          <table:table-cell table:style-name="ce2" table:formula="of:=STDEV([.D31:.M31])" office:value-type="float" office:value="22.6234882858993" calcext:value-type="float">
            <text:p>22.62</text:p>
          </table:table-cell>
          <table:table-cell office:value-type="float" office:value="375" calcext:value-type="float">
            <text:p>375</text:p>
          </table:table-cell>
          <table:table-cell office:value-type="float" office:value="393" calcext:value-type="float">
            <text:p>393</text:p>
          </table:table-cell>
          <table:table-cell office:value-type="float" office:value="357" calcext:value-type="float">
            <text:p>357</text:p>
          </table:table-cell>
          <table:table-cell office:value-type="float" office:value="413" calcext:value-type="float">
            <text:p>413</text:p>
          </table:table-cell>
          <table:table-cell office:value-type="float" office:value="361" calcext:value-type="float">
            <text:p>361</text:p>
          </table:table-cell>
          <table:table-cell office:value-type="float" office:value="367" calcext:value-type="float">
            <text:p>367</text:p>
          </table:table-cell>
          <table:table-cell office:value-type="float" office:value="377" calcext:value-type="float">
            <text:p>377</text:p>
          </table:table-cell>
          <table:table-cell office:value-type="float" office:value="395" calcext:value-type="float">
            <text:p>395</text:p>
          </table:table-cell>
          <table:table-cell office:value-type="float" office:value="357" calcext:value-type="float">
            <text:p>35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SUM([.D32:.M32])/10" office:value-type="float" office:value="384.2" calcext:value-type="float">
            <text:p>384.20</text:p>
          </table:table-cell>
          <table:table-cell table:style-name="ce2" table:formula="of:=STDEV([.D32:.M32])" office:value-type="float" office:value="14.2501461980805" calcext:value-type="float">
            <text:p>14.25</text:p>
          </table:table-cell>
          <table:table-cell office:value-type="float" office:value="366" calcext:value-type="float">
            <text:p>366</text:p>
          </table:table-cell>
          <table:table-cell office:value-type="float" office:value="398" calcext:value-type="float">
            <text:p>398</text:p>
          </table:table-cell>
          <table:table-cell office:value-type="float" office:value="374" calcext:value-type="float">
            <text:p>374</text:p>
          </table:table-cell>
          <table:table-cell office:value-type="float" office:value="399" calcext:value-type="float">
            <text:p>399</text:p>
          </table:table-cell>
          <table:table-cell office:value-type="float" office:value="388" calcext:value-type="float">
            <text:p>388</text:p>
          </table:table-cell>
          <table:table-cell office:value-type="float" office:value="366" calcext:value-type="float">
            <text:p>366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SUM([.D33:.M33])/10" office:value-type="float" office:value="390.6" calcext:value-type="float">
            <text:p>390.60</text:p>
          </table:table-cell>
          <table:table-cell table:style-name="ce2" table:formula="of:=STDEV([.D33:.M33])" office:value-type="float" office:value="14.3465055753038" calcext:value-type="float">
            <text:p>14.35</text:p>
          </table:table-cell>
          <table:table-cell office:value-type="float" office:value="396" calcext:value-type="float">
            <text:p>396</text:p>
          </table:table-cell>
          <table:table-cell office:value-type="float" office:value="384" calcext:value-type="float">
            <text:p>384</text:p>
          </table:table-cell>
          <table:table-cell office:value-type="float" office:value="409" calcext:value-type="float">
            <text:p>409</text:p>
          </table:table-cell>
          <table:table-cell office:value-type="float" office:value="364" calcext:value-type="float">
            <text:p>364</text:p>
          </table:table-cell>
          <table:table-cell office:value-type="float" office:value="409" calcext:value-type="float">
            <text:p>409</text:p>
          </table:table-cell>
          <table:table-cell office:value-type="float" office:value="372" calcext:value-type="float">
            <text:p>372</text:p>
          </table:table-cell>
          <table:table-cell office:value-type="float" office:value="391" calcext:value-type="float">
            <text:p>391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SUM([.D34:.M34])/10" office:value-type="float" office:value="329.9" calcext:value-type="float">
            <text:p>329.90</text:p>
          </table:table-cell>
          <table:table-cell table:style-name="ce2" table:formula="of:=STDEV([.D34:.M34])" office:value-type="float" office:value="26.5976189410506" calcext:value-type="float">
            <text:p>26.60</text:p>
          </table:table-cell>
          <table:table-cell office:value-type="float" office:value="331" calcext:value-type="float">
            <text:p>331</text:p>
          </table:table-cell>
          <table:table-cell office:value-type="float" office:value="303" calcext:value-type="float">
            <text:p>303</text:p>
          </table:table-cell>
          <table:table-cell office:value-type="float" office:value="337" calcext:value-type="float">
            <text:p>337</text:p>
          </table:table-cell>
          <table:table-cell office:value-type="float" office:value="346" calcext:value-type="float">
            <text:p>346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68" calcext:value-type="float">
            <text:p>368</text:p>
          </table:table-cell>
          <table:table-cell office:value-type="float" office:value="334" calcext:value-type="float">
            <text:p>334</text:p>
          </table:table-cell>
          <table:table-cell office:value-type="float" office:value="270" calcext:value-type="float">
            <text:p>27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SUM([.D35:.M35])/10" office:value-type="float" office:value="307.8" calcext:value-type="float">
            <text:p>307.80</text:p>
          </table:table-cell>
          <table:table-cell table:style-name="ce2" table:formula="of:=STDEV([.D35:.M35])" office:value-type="float" office:value="19.3149337732923" calcext:value-type="float">
            <text:p>19.31</text:p>
          </table:table-cell>
          <table:table-cell office:value-type="float" office:value="325" calcext:value-type="float">
            <text:p>325</text:p>
          </table:table-cell>
          <table:table-cell office:value-type="float" office:value="295" calcext:value-type="float">
            <text:p>295</text:p>
          </table:table-cell>
          <table:table-cell office:value-type="float" office:value="273" calcext:value-type="float">
            <text:p>273</text:p>
          </table:table-cell>
          <table:table-cell office:value-type="float" office:value="315" calcext:value-type="float">
            <text:p>315</text:p>
          </table:table-cell>
          <table:table-cell office:value-type="float" office:value="292" calcext:value-type="float">
            <text:p>292</text:p>
          </table:table-cell>
          <table:table-cell office:value-type="float" office:value="315" calcext:value-type="float">
            <text:p>315</text:p>
          </table:table-cell>
          <table:table-cell office:value-type="float" office:value="344" calcext:value-type="float">
            <text:p>344</text:p>
          </table:table-cell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SUM([.D36:.M36])/10" office:value-type="float" office:value="283.9" calcext:value-type="float">
            <text:p>283.90</text:p>
          </table:table-cell>
          <table:table-cell table:style-name="ce2" table:formula="of:=STDEV([.D36:.M36])" office:value-type="float" office:value="54.0276678090855" calcext:value-type="float">
            <text:p>54.03</text:p>
          </table:table-cell>
          <table:table-cell office:value-type="float" office:value="319" calcext:value-type="float">
            <text:p>319</text:p>
          </table:table-cell>
          <table:table-cell office:value-type="float" office:value="301" calcext:value-type="float">
            <text:p>301</text:p>
          </table:table-cell>
          <table:table-cell office:value-type="float" office:value="318" calcext:value-type="float">
            <text:p>318</text:p>
          </table:table-cell>
          <table:table-cell office:value-type="float" office:value="305" calcext:value-type="float">
            <text:p>305</text:p>
          </table:table-cell>
          <table:table-cell office:value-type="float" office:value="340" calcext:value-type="float">
            <text:p>340</text:p>
          </table:table-cell>
          <table:table-cell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office:value-type="float" office:value="273" calcext:value-type="float">
            <text:p>273</text:p>
          </table:table-cell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SUM([.D37:.M37])/10" office:value-type="float" office:value="261.8" calcext:value-type="float">
            <text:p>261.80</text:p>
          </table:table-cell>
          <table:table-cell table:style-name="ce2" table:formula="of:=STDEV([.D37:.M37])" office:value-type="float" office:value="37.9086621587556" calcext:value-type="float">
            <text:p>37.91</text:p>
          </table:table-cell>
          <table:table-cell office:value-type="float" office:value="281" calcext:value-type="float">
            <text:p>281</text:p>
          </table:table-cell>
          <table:table-cell office:value-type="float" office:value="318" calcext:value-type="float">
            <text:p>318</text:p>
          </table:table-cell>
          <table:table-cell office:value-type="float" office:value="253" calcext:value-type="float">
            <text:p>253</text:p>
          </table:table-cell>
          <table:table-cell office:value-type="float" office:value="231" calcext:value-type="float">
            <text:p>231</text:p>
          </table:table-cell>
          <table:table-cell office:value-type="float" office:value="280" calcext:value-type="float">
            <text:p>280</text:p>
          </table:table-cell>
          <table:table-cell office:value-type="float" office:value="212" calcext:value-type="float">
            <text:p>212</text:p>
          </table:table-cell>
          <table:table-cell office:value-type="float" office:value="266" calcext:value-type="float">
            <text:p>266</text:p>
          </table:table-cell>
          <table:table-cell office:value-type="float" office:value="199" calcext:value-type="float">
            <text:p>199</text:p>
          </table:table-cell>
          <table:table-cell office:value-type="float" office:value="281" calcext:value-type="float">
            <text:p>28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SUM([.D38:.M38])/10" office:value-type="float" office:value="262.7" calcext:value-type="float">
            <text:p>262.70</text:p>
          </table:table-cell>
          <table:table-cell table:style-name="ce2" table:formula="of:=STDEV([.D38:.M38])" office:value-type="float" office:value="24.2809939390188" calcext:value-type="float">
            <text:p>24.28</text:p>
          </table:table-cell>
          <table:table-cell office:value-type="float" office:value="259" calcext:value-type="float">
            <text:p>259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33" calcext:value-type="float">
            <text:p>233</text:p>
          </table:table-cell>
          <table:table-cell office:value-type="float" office:value="252" calcext:value-type="float">
            <text:p>252</text:p>
          </table:table-cell>
          <table:table-cell office:value-type="float" office:value="279" calcext:value-type="float">
            <text:p>279</text:p>
          </table:table-cell>
          <table:table-cell office:value-type="float" office:value="303" calcext:value-type="float">
            <text:p>303</text:p>
          </table:table-cell>
          <table:table-cell office:value-type="float" office:value="249" calcext:value-type="float">
            <text:p>249</text:p>
          </table:table-cell>
          <table:table-cell office:value-type="float" office:value="228" calcext:value-type="float">
            <text:p>22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SUM([.D39:.M39])/10" office:value-type="float" office:value="263.4" calcext:value-type="float">
            <text:p>263.40</text:p>
          </table:table-cell>
          <table:table-cell table:style-name="ce2" table:formula="of:=STDEV([.D39:.M39])" office:value-type="float" office:value="8.28921655593043" calcext:value-type="float">
            <text:p>8.29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SUM([.D40:.M40])/10" office:value-type="float" office:value="252.4" calcext:value-type="float">
            <text:p>252.40</text:p>
          </table:table-cell>
          <table:table-cell table:style-name="ce2" table:formula="of:=STDEV([.D40:.M40])" office:value-type="float" office:value="18.9806919438325" calcext:value-type="float">
            <text:p>18.98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269" calcext:value-type="float">
            <text:p>269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53" calcext:value-type="float">
            <text:p>253</text:p>
          </table:table-cell>
          <table:table-cell office:value-type="float" office:value="277" calcext:value-type="float">
            <text:p>277</text:p>
          </table:table-cell>
          <table:table-cell office:value-type="float" office:value="253" calcext:value-type="float">
            <text:p>25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SUM([.D41:.M41])/10" office:value-type="float" office:value="242.2" calcext:value-type="float">
            <text:p>242.20</text:p>
          </table:table-cell>
          <table:table-cell table:style-name="ce2" table:formula="of:=STDEV([.D41:.M41])" office:value-type="float" office:value="26.4398688852019" calcext:value-type="float">
            <text:p>26.44</text:p>
          </table:table-cell>
          <table:table-cell office:value-type="float" office:value="202" calcext:value-type="float">
            <text:p>202</text:p>
          </table:table-cell>
          <table:table-cell office:value-type="float" office:value="238" calcext:value-type="float">
            <text:p>238</text:p>
          </table:table-cell>
          <table:table-cell office:value-type="float" office:value="259" calcext:value-type="float">
            <text:p>259</text:p>
          </table:table-cell>
          <table:table-cell office:value-type="float" office:value="272" calcext:value-type="float">
            <text:p>272</text:p>
          </table:table-cell>
          <table:table-cell office:value-type="float" office:value="217" calcext:value-type="float">
            <text:p>217</text:p>
          </table:table-cell>
          <table:table-cell office:value-type="float" office:value="274" calcext:value-type="float">
            <text:p>274</text:p>
          </table:table-cell>
          <table:table-cell office:value-type="float" office:value="239" calcext:value-type="float">
            <text:p>239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SUM([.D42:.M42])/10" office:value-type="float" office:value="197.3" calcext:value-type="float">
            <text:p>197.30</text:p>
          </table:table-cell>
          <table:table-cell table:style-name="ce2" table:formula="of:=STDEV([.D42:.M42])" office:value-type="float" office:value="33.5063841346359" calcext:value-type="float">
            <text:p>33.51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12" calcext:value-type="float">
            <text:p>212</text:p>
          </table:table-cell>
          <table:table-cell office:value-type="float" office:value="257" calcext:value-type="float">
            <text:p>257</text:p>
          </table:table-cell>
          <table:table-cell office:value-type="float" office:value="248" calcext:value-type="float">
            <text:p>248</text:p>
          </table:table-cell>
          <table:table-cell office:value-type="float" office:value="161" calcext:value-type="float">
            <text:p>16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SUM([.D43:.M43])/10" office:value-type="float" office:value="184.3" calcext:value-type="float">
            <text:p>184.30</text:p>
          </table:table-cell>
          <table:table-cell table:style-name="ce2" table:formula="of:=STDEV([.D43:.M43])" office:value-type="float" office:value="26.0983183792026" calcext:value-type="float">
            <text:p>26.10</text:p>
          </table:table-cell>
          <table:table-cell office:value-type="float" office:value="170" calcext:value-type="float">
            <text:p>170</text:p>
          </table:table-cell>
          <table:table-cell office:value-type="float" office:value="184" calcext:value-type="float">
            <text:p>184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SUM([.D44:.M44])/10" office:value-type="float" office:value="181" calcext:value-type="float">
            <text:p>181.00</text:p>
          </table:table-cell>
          <table:table-cell table:style-name="ce2" table:formula="of:=STDEV([.D44:.M44])" office:value-type="float" office:value="33.2732792359141" calcext:value-type="float">
            <text:p>33.27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268" calcext:value-type="float">
            <text:p>268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SUM([.D45:.M45])/10" office:value-type="float" office:value="174.8" calcext:value-type="float">
            <text:p>174.80</text:p>
          </table:table-cell>
          <table:table-cell table:style-name="ce2" table:formula="of:=STDEV([.D45:.M45])" office:value-type="float" office:value="10.7372663601537" calcext:value-type="float">
            <text:p>10.74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SUM([.D46:.M46])/10" office:value-type="float" office:value="166.7" calcext:value-type="float">
            <text:p>166.70</text:p>
          </table:table-cell>
          <table:table-cell table:style-name="ce2" table:formula="of:=STDEV([.D46:.M46])" office:value-type="float" office:value="10.8632919095047" calcext:value-type="float">
            <text:p>10.86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SUM([.D47:.M47])/10" office:value-type="float" office:value="157.6" calcext:value-type="float">
            <text:p>157.60</text:p>
          </table:table-cell>
          <table:table-cell table:style-name="ce2" table:formula="of:=STDEV([.D47:.M47])" office:value-type="float" office:value="7.83439709089205" calcext:value-type="float">
            <text:p>7.83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SUM([.D48:.M48])/10" office:value-type="float" office:value="159.2" calcext:value-type="float">
            <text:p>159.20</text:p>
          </table:table-cell>
          <table:table-cell table:style-name="ce2" table:formula="of:=STDEV([.D48:.M48])" office:value-type="float" office:value="9.40212741883453" calcext:value-type="float">
            <text:p>9.40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75" calcext:value-type="float">
            <text:p>175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SUM([.D49:.M49])/10" office:value-type="float" office:value="161.4" calcext:value-type="float">
            <text:p>161.40</text:p>
          </table:table-cell>
          <table:table-cell table:style-name="ce2" table:formula="of:=STDEV([.D49:.M49])" office:value-type="float" office:value="11.8902387603352" calcext:value-type="float">
            <text:p>11.89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177" calcext:value-type="float">
            <text:p>177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SUM([.D50:.M50])/10" office:value-type="float" office:value="149.9" calcext:value-type="float">
            <text:p>149.90</text:p>
          </table:table-cell>
          <table:table-cell table:style-name="ce2" table:formula="of:=STDEV([.D50:.M50])" office:value-type="float" office:value="11.9485006032835" calcext:value-type="float">
            <text:p>11.95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SUM([.D51:.M51])/10" office:value-type="float" office:value="150.2" calcext:value-type="float">
            <text:p>150.20</text:p>
          </table:table-cell>
          <table:table-cell table:style-name="ce2" table:formula="of:=STDEV([.D51:.M51])" office:value-type="float" office:value="9.44927980794774" calcext:value-type="float">
            <text:p>9.45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SUM([.D52:.M52])/10" office:value-type="float" office:value="146.9" calcext:value-type="float">
            <text:p>146.90</text:p>
          </table:table-cell>
          <table:table-cell table:style-name="ce2" table:formula="of:=STDEV([.D52:.M52])" office:value-type="float" office:value="9.03634636097774" calcext:value-type="float">
            <text:p>9.04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SUM([.D53:.M53])/10" office:value-type="float" office:value="152.8" calcext:value-type="float">
            <text:p>152.80</text:p>
          </table:table-cell>
          <table:table-cell table:style-name="ce2" table:formula="of:=STDEV([.D53:.M53])" office:value-type="float" office:value="9.28319868244657" calcext:value-type="float">
            <text:p>9.28</text:p>
          </table:table-cell>
          <table:table-cell office:value-type="float" office:value="143" calcext:value-type="float">
            <text:p>143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SUM([.D54:.M54])/10" office:value-type="float" office:value="187.3" calcext:value-type="float">
            <text:p>187.30</text:p>
          </table:table-cell>
          <table:table-cell table:style-name="ce2" table:formula="of:=STDEV([.D54:.M54])" office:value-type="float" office:value="14.8402605547657" calcext:value-type="float">
            <text:p>14.8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69" calcext:value-type="float">
            <text:p>169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164" calcext:value-type="float">
            <text:p>164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SUM([.D55:.M55])/10" office:value-type="float" office:value="191.9" calcext:value-type="float">
            <text:p>191.90</text:p>
          </table:table-cell>
          <table:table-cell table:style-name="ce2" table:formula="of:=STDEV([.D55:.M55])" office:value-type="float" office:value="15.4592654705484" calcext:value-type="float">
            <text:p>15.46</text:p>
          </table:table-cell>
          <table:table-cell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170" calcext:value-type="float">
            <text:p>170</text:p>
          </table:table-cell>
          <table:table-cell office:value-type="float" office:value="217" calcext:value-type="float">
            <text:p>217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SUM([.D56:.M56])/10" office:value-type="float" office:value="189.9" calcext:value-type="float">
            <text:p>189.90</text:p>
          </table:table-cell>
          <table:table-cell table:style-name="ce2" table:formula="of:=STDEV([.D56:.M56])" office:value-type="float" office:value="9.80306074652198" calcext:value-type="float">
            <text:p>9.80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SUM([.D57:.M57])/10" office:value-type="float" office:value="190.2" calcext:value-type="float">
            <text:p>190.20</text:p>
          </table:table-cell>
          <table:table-cell table:style-name="ce2" table:formula="of:=STDEV([.D57:.M57])" office:value-type="float" office:value="8.53489569030837" calcext:value-type="float">
            <text:p>8.53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202" calcext:value-type="float">
            <text:p>202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SUM([.D58:.M58])/10" office:value-type="float" office:value="159.4" calcext:value-type="float">
            <text:p>159.40</text:p>
          </table:table-cell>
          <table:table-cell table:style-name="ce2" table:formula="of:=STDEV([.D58:.M58])" office:value-type="float" office:value="10.4264620610786" calcext:value-type="float">
            <text:p>10.43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SUM([.D59:.M59])/10" office:value-type="float" office:value="160.1" calcext:value-type="float">
            <text:p>160.10</text:p>
          </table:table-cell>
          <table:table-cell table:style-name="ce2" table:formula="of:=STDEV([.D59:.M59])" office:value-type="float" office:value="10.3864227613639" calcext:value-type="float">
            <text:p>10.3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SUM([.D60:.M60])/10" office:value-type="float" office:value="155.3" calcext:value-type="float">
            <text:p>155.30</text:p>
          </table:table-cell>
          <table:table-cell table:style-name="ce2" table:formula="of:=STDEV([.D60:.M60])" office:value-type="float" office:value="9.88882646671934" calcext:value-type="float">
            <text:p>9.89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SUM([.D61:.M61])/10" office:value-type="float" office:value="162.4" calcext:value-type="float">
            <text:p>162.40</text:p>
          </table:table-cell>
          <table:table-cell table:style-name="ce2" table:formula="of:=STDEV([.D61:.M61])" office:value-type="float" office:value="10.6791593510184" calcext:value-type="float">
            <text:p>10.6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SUM([.D62:.M62])/10" office:value-type="float" office:value="157.3" calcext:value-type="float">
            <text:p>157.30</text:p>
          </table:table-cell>
          <table:table-cell table:style-name="ce2" table:formula="of:=STDEV([.D62:.M62])" office:value-type="float" office:value="9.16575753067422" calcext:value-type="float">
            <text:p>9.17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SUM([.D63:.M63])/10" office:value-type="float" office:value="163.2" calcext:value-type="float">
            <text:p>163.20</text:p>
          </table:table-cell>
          <table:table-cell table:style-name="ce2" table:formula="of:=STDEV([.D63:.M63])" office:value-type="float" office:value="11.8771489283694" calcext:value-type="float">
            <text:p>11.88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SUM([.D64:.M64])/10" office:value-type="float" office:value="155.9" calcext:value-type="float">
            <text:p>155.90</text:p>
          </table:table-cell>
          <table:table-cell table:style-name="ce2" table:formula="of:=STDEV([.D64:.M64])" office:value-type="float" office:value="12.948187346326" calcext:value-type="float">
            <text:p>12.9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29" calcext:value-type="float">
            <text:p>129</text:p>
          </table:table-cell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SUM([.D65:.M65])/10" office:value-type="float" office:value="164.3" calcext:value-type="float">
            <text:p>164.30</text:p>
          </table:table-cell>
          <table:table-cell table:style-name="ce2" table:formula="of:=STDEV([.D65:.M65])" office:value-type="float" office:value="8.36726425488708" calcext:value-type="float">
            <text:p>8.37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SUM([.D66:.M66])/10" office:value-type="float" office:value="163.2" calcext:value-type="float">
            <text:p>163.20</text:p>
          </table:table-cell>
          <table:table-cell table:style-name="ce2" table:formula="of:=STDEV([.D66:.M66])" office:value-type="float" office:value="11.5931013969516" calcext:value-type="float">
            <text:p>11.59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SUM([.D67:.M67])/10" office:value-type="float" office:value="161.1" calcext:value-type="float">
            <text:p>161.10</text:p>
          </table:table-cell>
          <table:table-cell table:style-name="ce2" table:formula="of:=STDEV([.D67:.M67])" office:value-type="float" office:value="13.1102165419866" calcext:value-type="float">
            <text:p>13.11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SUM([.D68:.M68])/10" office:value-type="float" office:value="161.2" calcext:value-type="float">
            <text:p>161.20</text:p>
          </table:table-cell>
          <table:table-cell table:style-name="ce2" table:formula="of:=STDEV([.D68:.M68])" office:value-type="float" office:value="9.49619806963701" calcext:value-type="float">
            <text:p>9.50</text:p>
          </table:table-cell>
          <table:table-cell office:value-type="float" office:value="148" calcext:value-type="float">
            <text:p>148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SUM([.D69:.M69])/10" office:value-type="float" office:value="159.4" calcext:value-type="float">
            <text:p>159.40</text:p>
          </table:table-cell>
          <table:table-cell table:style-name="ce2" table:formula="of:=STDEV([.D69:.M69])" office:value-type="float" office:value="12.9546216549239" calcext:value-type="float">
            <text:p>12.95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SUM([.D70:.M70])/10" office:value-type="float" office:value="177.4" calcext:value-type="float">
            <text:p>177.40</text:p>
          </table:table-cell>
          <table:table-cell table:style-name="ce2" table:formula="of:=STDEV([.D70:.M70])" office:value-type="float" office:value="19.5288959692497" calcext:value-type="float">
            <text:p>19.53</text:p>
          </table:table-cell>
          <table:table-cell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222" calcext:value-type="float">
            <text:p>22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SUM([.D71:.M71])/10" office:value-type="float" office:value="172" calcext:value-type="float">
            <text:p>172.00</text:p>
          </table:table-cell>
          <table:table-cell table:style-name="ce2" table:formula="of:=STDEV([.D71:.M71])" office:value-type="float" office:value="12.4632793972266" calcext:value-type="float">
            <text:p>12.46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162" calcext:value-type="float">
            <text:p>162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SUM([.D72:.M72])/10" office:value-type="float" office:value="168.5" calcext:value-type="float">
            <text:p>168.50</text:p>
          </table:table-cell>
          <table:table-cell table:style-name="ce2" table:formula="of:=STDEV([.D72:.M72])" office:value-type="float" office:value="10.9569866092624" calcext:value-type="float">
            <text:p>10.96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188" calcext:value-type="float">
            <text:p>188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SUM([.D73:.M73])/10" office:value-type="float" office:value="176.6" calcext:value-type="float">
            <text:p>176.60</text:p>
          </table:table-cell>
          <table:table-cell table:style-name="ce2" table:formula="of:=STDEV([.D73:.M73])" office:value-type="float" office:value="14.4314471438822" calcext:value-type="float">
            <text:p>14.43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  <table:table-cell office:value-type="float" office:value="198" calcext:value-type="float">
            <text:p>198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SUM([.D74:.M74])/10" office:value-type="float" office:value="189.9" calcext:value-type="float">
            <text:p>189.90</text:p>
          </table:table-cell>
          <table:table-cell table:style-name="ce2" table:formula="of:=STDEV([.D74:.M74])" office:value-type="float" office:value="16.8090584044569" calcext:value-type="float">
            <text:p>16.81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194" calcext:value-type="float">
            <text:p>194</text:p>
          </table:table-cell>
          <table:table-cell office:value-type="float" office:value="168" calcext:value-type="float">
            <text:p>168</text:p>
          </table:table-cell>
          <table:table-cell office:value-type="float" office:value="212" calcext:value-type="float">
            <text:p>212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SUM([.D75:.M75])/10" office:value-type="float" office:value="193.4" calcext:value-type="float">
            <text:p>193.40</text:p>
          </table:table-cell>
          <table:table-cell table:style-name="ce2" table:formula="of:=STDEV([.D75:.M75])" office:value-type="float" office:value="15.6787187685162" calcext:value-type="float">
            <text:p>15.68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174" calcext:value-type="float">
            <text:p>174</text:p>
          </table:table-cell>
          <table:table-cell office:value-type="float" office:value="195" calcext:value-type="float">
            <text:p>195</text:p>
          </table:table-cell>
          <table:table-cell office:value-type="float" office:value="225" calcext:value-type="float">
            <text:p>225</text:p>
          </table:table-cell>
          <table:table-cell office:value-type="float" office:value="197" calcext:value-type="float">
            <text:p>197</text:p>
          </table:table-cell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SUM([.D76:.M76])/10" office:value-type="float" office:value="192.5" calcext:value-type="float">
            <text:p>192.50</text:p>
          </table:table-cell>
          <table:table-cell table:style-name="ce2" table:formula="of:=STDEV([.D76:.M76])" office:value-type="float" office:value="12.7910559028999" calcext:value-type="float">
            <text:p>12.79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SUM([.D77:.M77])/10" office:value-type="float" office:value="195.7" calcext:value-type="float">
            <text:p>195.70</text:p>
          </table:table-cell>
          <table:table-cell table:style-name="ce2" table:formula="of:=STDEV([.D77:.M77])" office:value-type="float" office:value="18.2942006597112" calcext:value-type="float">
            <text:p>18.29</text:p>
          </table:table-cell>
          <table:table-cell office:value-type="float" office:value="222" calcext:value-type="float">
            <text:p>222</text:p>
          </table:table-cell>
          <table:table-cell office:value-type="float" office:value="204" calcext:value-type="float">
            <text:p>204</text:p>
          </table:table-cell>
          <table:table-cell office:value-type="float" office:value="161" calcext:value-type="float">
            <text:p>161</text:p>
          </table:table-cell>
          <table:table-cell office:value-type="float" office:value="202" calcext:value-type="float">
            <text:p>202</text:p>
          </table:table-cell>
          <table:table-cell office:value-type="float" office:value="193" calcext:value-type="float">
            <text:p>193</text:p>
          </table:table-cell>
          <table:table-cell office:value-type="float" office:value="219" calcext:value-type="float">
            <text:p>219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SUM([.D78:.M78])/10" office:value-type="float" office:value="204.6" calcext:value-type="float">
            <text:p>204.60</text:p>
          </table:table-cell>
          <table:table-cell table:style-name="ce2" table:formula="of:=STDEV([.D78:.M78])" office:value-type="float" office:value="12.0388260778754" calcext:value-type="float">
            <text:p>12.04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office:value-type="float" office:value="227" calcext:value-type="float">
            <text:p>227</text:p>
          </table:table-cell>
          <table:table-cell office:value-type="float" office:value="204" calcext:value-type="float">
            <text:p>204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SUM([.D79:.M79])/10" office:value-type="float" office:value="202.6" calcext:value-type="float">
            <text:p>202.60</text:p>
          </table:table-cell>
          <table:table-cell table:style-name="ce2" table:formula="of:=STDEV([.D79:.M79])" office:value-type="float" office:value="18.3133224123253" calcext:value-type="float">
            <text:p>18.31</text:p>
          </table:table-cell>
          <table:table-cell office:value-type="float" office:value="201" calcext:value-type="float">
            <text:p>201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184" calcext:value-type="float">
            <text:p>184</text:p>
          </table:table-cell>
          <table:table-cell office:value-type="float" office:value="247" calcext:value-type="float">
            <text:p>247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SUM([.D80:.M80])/10" office:value-type="float" office:value="202.8" calcext:value-type="float">
            <text:p>202.80</text:p>
          </table:table-cell>
          <table:table-cell table:style-name="ce2" table:formula="of:=STDEV([.D80:.M80])" office:value-type="float" office:value="12.0258979798692" calcext:value-type="float">
            <text:p>12.03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1" calcext:value-type="float">
            <text:p>211</text:p>
          </table:table-cell>
          <table:table-cell office:value-type="float" office:value="199" calcext:value-type="float">
            <text:p>199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SUM([.D81:.M81])/10" office:value-type="float" office:value="201.4" calcext:value-type="float">
            <text:p>201.40</text:p>
          </table:table-cell>
          <table:table-cell table:style-name="ce2" table:formula="of:=STDEV([.D81:.M81])" office:value-type="float" office:value="10.319345371141" calcext:value-type="float">
            <text:p>10.32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191" calcext:value-type="float">
            <text:p>191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SUM([.D82:.M82])/10" office:value-type="float" office:value="125" calcext:value-type="float">
            <text:p>125.00</text:p>
          </table:table-cell>
          <table:table-cell table:style-name="ce2" table:formula="of:=STDEV([.D82:.M82])" office:value-type="float" office:value="26.8700576850888" calcext:value-type="float">
            <text:p>26.87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97" calcext:value-type="float">
            <text:p>197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SUM([.D83:.M83])/10" office:value-type="float" office:value="104.2" calcext:value-type="float">
            <text:p>104.20</text:p>
          </table:table-cell>
          <table:table-cell table:style-name="ce2" table:formula="of:=STDEV([.D83:.M83])" office:value-type="float" office:value="9.48449026334866" calcext:value-type="float">
            <text:p>9.48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SUM([.D84:.M84])/10" office:value-type="float" office:value="102.3" calcext:value-type="float">
            <text:p>102.30</text:p>
          </table:table-cell>
          <table:table-cell table:style-name="ce2" table:formula="of:=STDEV([.D84:.M84])" office:value-type="float" office:value="13.0813692793309" calcext:value-type="float">
            <text:p>13.08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SUM([.D85:.M85])/10" office:value-type="float" office:value="107.8" calcext:value-type="float">
            <text:p>107.80</text:p>
          </table:table-cell>
          <table:table-cell table:style-name="ce2" table:formula="of:=STDEV([.D85:.M85])" office:value-type="float" office:value="8.16224370024702" calcext:value-type="float">
            <text:p>8.16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SUM([.D86:.M86])/10" office:value-type="float" office:value="58" calcext:value-type="float">
            <text:p>58.00</text:p>
          </table:table-cell>
          <table:table-cell table:style-name="ce2" table:formula="of:=STDEV([.D86:.M86])" office:value-type="float" office:value="17.9443584449264" calcext:value-type="float">
            <text:p>17.9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SUM([.D87:.M87])/10" office:value-type="float" office:value="51.8" calcext:value-type="float">
            <text:p>51.80</text:p>
          </table:table-cell>
          <table:table-cell table:style-name="ce2" table:formula="of:=STDEV([.D87:.M87])" office:value-type="float" office:value="7.58360805363193" calcext:value-type="float">
            <text:p>7.5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SUM([.D88:.M88])/10" office:value-type="float" office:value="49" calcext:value-type="float">
            <text:p>49.00</text:p>
          </table:table-cell>
          <table:table-cell table:style-name="ce2" table:formula="of:=STDEV([.D88:.M88])" office:value-type="float" office:value="7.11805216802087" calcext:value-type="float">
            <text:p>7.12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SUM([.D89:.M89])/10" office:value-type="float" office:value="46.8" calcext:value-type="float">
            <text:p>46.80</text:p>
          </table:table-cell>
          <table:table-cell table:style-name="ce2" table:formula="of:=STDEV([.D89:.M89])" office:value-type="float" office:value="3.9665266081716" calcext:value-type="float">
            <text:p>3.9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SUM([.D90:.M90])/10" office:value-type="float" office:value="43.2" calcext:value-type="float">
            <text:p>43.20</text:p>
          </table:table-cell>
          <table:table-cell table:style-name="ce2" table:formula="of:=STDEV([.D90:.M90])" office:value-type="float" office:value="5.80804040389987" calcext:value-type="float">
            <text:p>5.8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SUM([.D91:.M91])/10" office:value-type="float" office:value="45.6" calcext:value-type="float">
            <text:p>45.60</text:p>
          </table:table-cell>
          <table:table-cell table:style-name="ce2" table:formula="of:=STDEV([.D91:.M91])" office:value-type="float" office:value="6.09553570701998" calcext:value-type="float">
            <text:p>6.1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SUM([.D92:.M92])/10" office:value-type="float" office:value="46.1" calcext:value-type="float">
            <text:p>46.10</text:p>
          </table:table-cell>
          <table:table-cell table:style-name="ce2" table:formula="of:=STDEV([.D92:.M92])" office:value-type="float" office:value="4.5570458267025" calcext:value-type="float">
            <text:p>4.5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SUM([.D93:.M93])/10" office:value-type="float" office:value="41.7" calcext:value-type="float">
            <text:p>41.70</text:p>
          </table:table-cell>
          <table:table-cell table:style-name="ce2" table:formula="of:=STDEV([.D93:.M93])" office:value-type="float" office:value="6.21914606499781" calcext:value-type="float">
            <text:p>6.22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SUM([.D94:.M94])/10" office:value-type="float" office:value="30.7" calcext:value-type="float">
            <text:p>30.70</text:p>
          </table:table-cell>
          <table:table-cell table:style-name="ce2" table:formula="of:=STDEV([.D94:.M94])" office:value-type="float" office:value="4.42342250600897" calcext:value-type="float">
            <text:p>4.4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SUM([.D95:.M95])/10" office:value-type="float" office:value="28.9" calcext:value-type="float">
            <text:p>28.90</text:p>
          </table:table-cell>
          <table:table-cell table:style-name="ce2" table:formula="of:=STDEV([.D95:.M95])" office:value-type="float" office:value="6.17251974480439" calcext:value-type="float">
            <text:p>6.1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SUM([.D96:.M96])/10" office:value-type="float" office:value="30.2" calcext:value-type="float">
            <text:p>30.20</text:p>
          </table:table-cell>
          <table:table-cell table:style-name="ce2" table:formula="of:=STDEV([.D96:.M96])" office:value-type="float" office:value="6.42564307201146" calcext:value-type="float">
            <text:p>6.4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number-rows-repeated="104847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_raw" table:style-name="ta1">
        <table:shapes>
          <draw:frame draw:z-index="0" draw:style-name="gr1" draw:text-style-name="P1" svg:width="260.07mm" svg:height="158.96mm" svg:x="23.72mm" svg:y="0.9mm">
            <loext:p draw:notify-on-update-of-ranges="10p_scenario1_no.A2:10p_scenario1_no.A96 10p_scenario1_no.B2:10p_scenario1_no.B96 10p_scenario1_no.C2:10p_scenario1_no.C96 10p_scenario1_no.C2:10p_scenario1_no.C96 10p_scenario2_no.B2:10p_scenario2_no.B96 10p_scenario2_no.C2:10p_scenario2_no.C96 10p_scenario2_no.C2:10p_scenario2_no.C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9:23:49.877950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8:40:16.038008278</meta:creation-date>
    <dc:date>2018-11-29T20:50:05.531322433</dc:date>
    <meta:editing-duration>PT49M42S</meta:editing-duration>
    <meta:editing-cycles>4</meta:editing-cycles>
    <meta:generator>LibreOffice/5.1.6.2$Linux_X86_64 LibreOffice_project/10m0$Build-2</meta:generator>
    <meta:document-statistic meta:table-count="3" meta:cell-count="24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 chart:error-category="cell-range" chart:error-upper-range="10p_scenario1_no.C2:10p_scenario1_no.C96" chart:error-lower-range="10p_scenario1_no.C2:10p_scenario1_no.C96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2:10p_scenario1_no.C96" chart:error-lower-range="10p_scenario1_no.C2:10p_scenario1_no.C96" loext:std-weight="1"/>
      <style:graphic-properties draw:stroke="solid" svg:stroke-width="0cm" svg:stroke-color="#004586" svg:stroke-opacity="100%" draw:stroke-linejoin="round"/>
    </style:style>
    <style:style style:name="ch13" style:family="chart" style:data-style-name="N2">
      <style:chart-properties chart:symbol-type="none" chart:link-data-style-to-source="true" chart:error-category="cell-range" chart:error-upper-range="10p_scenario2_no.C2:10p_scenario2_no.C96" chart:error-lower-range="10p_scenario2_no.C2:10p_scenario2_no.C9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2_no.C2:10p_scenario2_no.C96" chart:error-lower-range="10p_scenario2_no.C2:10p_scenario2_no.C96" loext:std-weight="1"/>
      <style:graphic-properties draw:stroke="solid" svg:stroke-width="0cm" svg:stroke-color="#ff420e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008cm" svg:height="15.897cm" xlink:href=".." xlink:type="simple" chart:class="chart:line" chart:style-name="ch1">
        <chart:title svg:x="8.564cm" svg:y="0.453cm" chart:style-name="ch2">
          <text:p>Débit de véhicules sur l'axe Suisse-France</text:p>
        </chart:title>
        <chart:subtitle svg:x="11.434cm" svg:y="1.575cm" chart:style-name="ch3">
          <text:p>Direction Genève</text:p>
        </chart:subtitle>
        <chart:legend chart:legend-position="end" svg:x="22.124cm" svg:y="7.408cm" style:legend-expansion="high" chart:style-name="ch4"/>
        <chart:plot-area chart:style-name="ch5" table:cell-range-address="10p_scenario1_no.A2:10p_scenario1_no.B96 10p_scenario2_no.B2:10p_scenario2_no.B96" chart:data-source-has-labels="both" svg:x="1.867cm" svg:y="2.549cm" svg:width="19.737cm" svg:height="12.067cm">
          <chartooo:coordinate-region svg:x="3.282cm" svg:y="2.549cm" svg:width="18.322cm" svg:height="10.673cm"/>
          <chart:axis chart:dimension="x" chart:name="primary-x" chart:style-name="ch6" chartooo:axis-type="auto">
            <chartooo:date-scale/>
            <chart:title svg:x="11.149cm" svg:y="14.934cm" chart:style-name="ch7">
              <text:p>Heures</text:p>
            </chart:title>
            <chart:categories table:cell-range-address="10p_scenario1_no.A2:10p_scenario1_no.A96"/>
          </chart:axis>
          <chart:axis chart:dimension="y" chart:name="primary-y" chart:style-name="ch8">
            <chart:title svg:x="0.451cm" svg:y="10.191cm" chart:style-name="ch9">
              <text:p>Nombre de véhicules
par quart d'heure</text:p>
            </chart:title>
            <chart:grid chart:style-name="ch10" chart:class="major"/>
          </chart:axis>
          <chart:series chart:style-name="ch11" chart:values-cell-range-address="10p_scenario1_no.B2:10p_scenario1_no.B96" loext:label-string="&quot;Scénario actuel&quot;" chart:class="chart:line">
            <chart:error-indicator chart:style-name="ch12" chart:dimension="y"/>
            <chart:data-point chart:repeated="95"/>
          </chart:series>
          <chart:series chart:style-name="ch13" chart:values-cell-range-address="10p_scenario2_no.B2:10p_scenario2_no.B96" loext:label-string="&quot;Scénario 2&quot;" chart:class="chart:line">
            <chart:error-indicator chart:style-name="ch14" chart:dimension="y"/>
            <chart:data-point chart:repeated="9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10p_scenario1_no.A2:10p_scenario1_no.A96</svg:desc>
                </draw:g>
              </table:table-cell>
              <table:table-cell office:value-type="float" office:value="15.4">
                <text:p>15.4</text:p>
                <draw:g>
                  <svg:desc>10p_scenario1_no.B2:10p_scenario1_no.B96</svg:desc>
                </draw:g>
              </table:table-cell>
              <table:table-cell office:value-type="float" office:value="4.00555170287995">
                <text:p>4.00555170287995</text:p>
                <draw:g>
                  <svg:desc>10p_scenario1_no.C2:10p_scenario1_no.C96</svg:desc>
                </draw:g>
              </table:table-cell>
              <table:table-cell office:value-type="float" office:value="4.00555170287995">
                <text:p>4.00555170287995</text:p>
                <draw:g>
                  <svg:desc>10p_scenario1_no.C2:10p_scenario1_no.C96</svg:desc>
                </draw:g>
              </table:table-cell>
              <table:table-cell office:value-type="float" office:value="17.6">
                <text:p>17.6</text:p>
                <draw:g>
                  <svg:desc>10p_scenario2_no.B2:10p_scenario2_no.B96</svg:desc>
                </draw:g>
              </table:table-cell>
              <table:table-cell office:value-type="float" office:value="3.23865541373096">
                <text:p>3.23865541373096</text:p>
                <draw:g>
                  <svg:desc>10p_scenario2_no.C2:10p_scenario2_no.C96</svg:desc>
                </draw:g>
              </table:table-cell>
              <table:table-cell office:value-type="float" office:value="3.23865541373096">
                <text:p>3.23865541373096</text:p>
                <draw:g>
                  <svg:desc>10p_scenario2_no.C2:10p_scenario2_no.C96</svg:desc>
                </draw:g>
              </table:table-cell>
            </table:table-row>
            <table:table-row>
              <table:table-cell office:value-type="float" office:value="0.0104166666666667">
                <text:p>0.0104166666666667</text:p>
              </table:table-cell>
              <table:table-cell office:value-type="float" office:value="16.8">
                <text:p>16.8</text:p>
              </table:table-cell>
              <table:table-cell office:value-type="float" office:value="5.2238768064426">
                <text:p>5.2238768064426</text:p>
              </table:table-cell>
              <table:table-cell office:value-type="float" office:value="5.2238768064426">
                <text:p>5.2238768064426</text:p>
              </table:table-cell>
              <table:table-cell office:value-type="float" office:value="19">
                <text:p>19</text:p>
              </table:table-cell>
              <table:table-cell office:value-type="float" office:value="3.82970843102535">
                <text:p>3.82970843102535</text:p>
              </table:table-cell>
              <table:table-cell office:value-type="float" office:value="3.82970843102535">
                <text:p>3.82970843102535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16.7">
                <text:p>16.7</text:p>
              </table:table-cell>
              <table:table-cell office:value-type="float" office:value="3.23350515007407">
                <text:p>3.23350515007407</text:p>
              </table:table-cell>
              <table:table-cell office:value-type="float" office:value="3.23350515007407">
                <text:p>3.23350515007407</text:p>
              </table:table-cell>
              <table:table-cell office:value-type="float" office:value="18.5">
                <text:p>18.5</text:p>
              </table:table-cell>
              <table:table-cell office:value-type="float" office:value="5.38000413052299">
                <text:p>5.38000413052299</text:p>
              </table:table-cell>
              <table:table-cell office:value-type="float" office:value="5.38000413052299">
                <text:p>5.38000413052299</text:p>
              </table:table-cell>
            </table:table-row>
            <table:table-row>
              <table:table-cell office:value-type="float" office:value="0.03125">
                <text:p>0.03125</text:p>
              </table:table-cell>
              <table:table-cell office:value-type="float" office:value="18">
                <text:p>18</text:p>
              </table:table-cell>
              <table:table-cell office:value-type="float" office:value="3.94405318873308">
                <text:p>3.94405318873308</text:p>
              </table:table-cell>
              <table:table-cell office:value-type="float" office:value="3.94405318873308">
                <text:p>3.94405318873308</text:p>
              </table:table-cell>
              <table:table-cell office:value-type="float" office:value="17.7">
                <text:p>17.7</text:p>
              </table:table-cell>
              <table:table-cell office:value-type="float" office:value="3.83115880351856">
                <text:p>3.83115880351856</text:p>
              </table:table-cell>
              <table:table-cell office:value-type="float" office:value="3.83115880351856">
                <text:p>3.83115880351856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9.1">
                <text:p>9.1</text:p>
              </table:table-cell>
              <table:table-cell office:value-type="float" office:value="4.86369772452561">
                <text:p>4.86369772452561</text:p>
              </table:table-cell>
              <table:table-cell office:value-type="float" office:value="4.86369772452561">
                <text:p>4.86369772452561</text:p>
              </table:table-cell>
              <table:table-cell office:value-type="float" office:value="10.5">
                <text:p>10.5</text:p>
              </table:table-cell>
              <table:table-cell office:value-type="float" office:value="2.54950975679639">
                <text:p>2.54950975679639</text:p>
              </table:table-cell>
              <table:table-cell office:value-type="float" office:value="2.54950975679639">
                <text:p>2.54950975679639</text:p>
              </table:table-cell>
            </table:table-row>
            <table:table-row>
              <table:table-cell office:value-type="float" office:value="0.0520833333333333">
                <text:p>0.0520833333333333</text:p>
              </table:table-cell>
              <table:table-cell office:value-type="float" office:value="9.1">
                <text:p>9.1</text:p>
              </table:table-cell>
              <table:table-cell office:value-type="float" office:value="3.24722103412201">
                <text:p>3.24722103412201</text:p>
              </table:table-cell>
              <table:table-cell office:value-type="float" office:value="3.24722103412201">
                <text:p>3.24722103412201</text:p>
              </table:table-cell>
              <table:table-cell office:value-type="float" office:value="9.7">
                <text:p>9.7</text:p>
              </table:table-cell>
              <table:table-cell office:value-type="float" office:value="2.86937856222098">
                <text:p>2.86937856222098</text:p>
              </table:table-cell>
              <table:table-cell office:value-type="float" office:value="2.86937856222098">
                <text:p>2.86937856222098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9.2">
                <text:p>9.2</text:p>
              </table:table-cell>
              <table:table-cell office:value-type="float" office:value="2.34757558155453">
                <text:p>2.34757558155453</text:p>
              </table:table-cell>
              <table:table-cell office:value-type="float" office:value="2.34757558155453">
                <text:p>2.34757558155453</text:p>
              </table:table-cell>
              <table:table-cell office:value-type="float" office:value="7.3">
                <text:p>7.3</text:p>
              </table:table-cell>
              <table:table-cell office:value-type="float" office:value="2.21359436211787">
                <text:p>2.21359436211787</text:p>
              </table:table-cell>
              <table:table-cell office:value-type="float" office:value="2.21359436211787">
                <text:p>2.21359436211787</text:p>
              </table:table-cell>
            </table:table-row>
            <table:table-row>
              <table:table-cell office:value-type="float" office:value="0.0729166666666667">
                <text:p>0.0729166666666667</text:p>
              </table:table-cell>
              <table:table-cell office:value-type="float" office:value="8.7">
                <text:p>8.7</text:p>
              </table:table-cell>
              <table:table-cell office:value-type="float" office:value="1.49443411809733">
                <text:p>1.49443411809733</text:p>
              </table:table-cell>
              <table:table-cell office:value-type="float" office:value="1.49443411809733">
                <text:p>1.49443411809733</text:p>
              </table:table-cell>
              <table:table-cell office:value-type="float" office:value="9.1">
                <text:p>9.1</text:p>
              </table:table-cell>
              <table:table-cell office:value-type="float" office:value="3.92852813828962">
                <text:p>3.92852813828962</text:p>
              </table:table-cell>
              <table:table-cell office:value-type="float" office:value="3.92852813828962">
                <text:p>3.92852813828962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6.1">
                <text:p>6.1</text:p>
              </table:table-cell>
              <table:table-cell office:value-type="float" office:value="1.52388392675499">
                <text:p>1.52388392675499</text:p>
              </table:table-cell>
              <table:table-cell office:value-type="float" office:value="1.52388392675499">
                <text:p>1.52388392675499</text:p>
              </table:table-cell>
              <table:table-cell office:value-type="float" office:value="8.4">
                <text:p>8.4</text:p>
              </table:table-cell>
              <table:table-cell office:value-type="float" office:value="1.89736659610103">
                <text:p>1.89736659610103</text:p>
              </table:table-cell>
              <table:table-cell office:value-type="float" office:value="1.89736659610103">
                <text:p>1.89736659610103</text:p>
              </table:table-cell>
            </table:table-row>
            <table:table-row>
              <table:table-cell office:value-type="float" office:value="0.09375">
                <text:p>0.09375</text:p>
              </table:table-cell>
              <table:table-cell office:value-type="float" office:value="6.6">
                <text:p>6.6</text:p>
              </table:table-cell>
              <table:table-cell office:value-type="float" office:value="2.45854518861144">
                <text:p>2.45854518861144</text:p>
              </table:table-cell>
              <table:table-cell office:value-type="float" office:value="2.45854518861144">
                <text:p>2.45854518861144</text:p>
              </table:table-cell>
              <table:table-cell office:value-type="float" office:value="5.7">
                <text:p>5.7</text:p>
              </table:table-cell>
              <table:table-cell office:value-type="float" office:value="1.56702123647242">
                <text:p>1.56702123647242</text:p>
              </table:table-cell>
              <table:table-cell office:value-type="float" office:value="1.56702123647242">
                <text:p>1.56702123647242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5.1">
                <text:p>5.1</text:p>
              </table:table-cell>
              <table:table-cell office:value-type="float" office:value="1.91195071996">
                <text:p>1.91195071996</text:p>
              </table:table-cell>
              <table:table-cell office:value-type="float" office:value="1.91195071996">
                <text:p>1.91195071996</text:p>
              </table:table-cell>
              <table:table-cell office:value-type="float" office:value="6.2">
                <text:p>6.2</text:p>
              </table:table-cell>
              <table:table-cell office:value-type="float" office:value="1.87379590967403">
                <text:p>1.87379590967403</text:p>
              </table:table-cell>
              <table:table-cell office:value-type="float" office:value="1.87379590967403">
                <text:p>1.87379590967403</text:p>
              </table:table-cell>
            </table:table-row>
            <table:table-row>
              <table:table-cell office:value-type="float" office:value="0.114583333333333">
                <text:p>0.114583333333333</text:p>
              </table:table-cell>
              <table:table-cell office:value-type="float" office:value="5.8">
                <text:p>5.8</text:p>
              </table:table-cell>
              <table:table-cell office:value-type="float" office:value="1.61932770686548">
                <text:p>1.61932770686548</text:p>
              </table:table-cell>
              <table:table-cell office:value-type="float" office:value="1.61932770686548">
                <text:p>1.61932770686548</text:p>
              </table:table-cell>
              <table:table-cell office:value-type="float" office:value="7.2">
                <text:p>7.2</text:p>
              </table:table-cell>
              <table:table-cell office:value-type="float" office:value="2.0976176963403">
                <text:p>2.0976176963403</text:p>
              </table:table-cell>
              <table:table-cell office:value-type="float" office:value="2.0976176963403">
                <text:p>2.0976176963403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9.9">
                <text:p>9.9</text:p>
              </table:table-cell>
              <table:table-cell office:value-type="float" office:value="2.37814119756493">
                <text:p>2.37814119756493</text:p>
              </table:table-cell>
              <table:table-cell office:value-type="float" office:value="2.37814119756493">
                <text:p>2.37814119756493</text:p>
              </table:table-cell>
              <table:table-cell office:value-type="float" office:value="12.2">
                <text:p>12.2</text:p>
              </table:table-cell>
              <table:table-cell office:value-type="float" office:value="4.89444129146071">
                <text:p>4.89444129146071</text:p>
              </table:table-cell>
              <table:table-cell office:value-type="float" office:value="4.89444129146071">
                <text:p>4.89444129146071</text:p>
              </table:table-cell>
            </table:table-row>
            <table:table-row>
              <table:table-cell office:value-type="float" office:value="0.135416666666667">
                <text:p>0.135416666666667</text:p>
              </table:table-cell>
              <table:table-cell office:value-type="float" office:value="10.7">
                <text:p>10.7</text:p>
              </table:table-cell>
              <table:table-cell office:value-type="float" office:value="3.86005181312376">
                <text:p>3.86005181312376</text:p>
              </table:table-cell>
              <table:table-cell office:value-type="float" office:value="3.86005181312376">
                <text:p>3.86005181312376</text:p>
              </table:table-cell>
              <table:table-cell office:value-type="float" office:value="9.8">
                <text:p>9.8</text:p>
              </table:table-cell>
              <table:table-cell office:value-type="float" office:value="2.65832027165025">
                <text:p>2.65832027165025</text:p>
              </table:table-cell>
              <table:table-cell office:value-type="float" office:value="2.65832027165025">
                <text:p>2.65832027165025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12">
                <text:p>12</text:p>
              </table:table-cell>
              <table:table-cell office:value-type="float" office:value="4.49691252107735">
                <text:p>4.49691252107735</text:p>
              </table:table-cell>
              <table:table-cell office:value-type="float" office:value="4.49691252107735">
                <text:p>4.49691252107735</text:p>
              </table:table-cell>
              <table:table-cell office:value-type="float" office:value="8.4">
                <text:p>8.4</text:p>
              </table:table-cell>
              <table:table-cell office:value-type="float" office:value="2.98886823619465">
                <text:p>2.98886823619465</text:p>
              </table:table-cell>
              <table:table-cell office:value-type="float" office:value="2.98886823619465">
                <text:p>2.98886823619465</text:p>
              </table:table-cell>
            </table:table-row>
            <table:table-row>
              <table:table-cell office:value-type="float" office:value="0.15625">
                <text:p>0.15625</text:p>
              </table:table-cell>
              <table:table-cell office:value-type="float" office:value="10.6">
                <text:p>10.6</text:p>
              </table:table-cell>
              <table:table-cell office:value-type="float" office:value="2.54732975660571">
                <text:p>2.54732975660571</text:p>
              </table:table-cell>
              <table:table-cell office:value-type="float" office:value="2.54732975660571">
                <text:p>2.54732975660571</text:p>
              </table:table-cell>
              <table:table-cell office:value-type="float" office:value="10.2">
                <text:p>10.2</text:p>
              </table:table-cell>
              <table:table-cell office:value-type="float" office:value="2.82055944017416">
                <text:p>2.82055944017416</text:p>
              </table:table-cell>
              <table:table-cell office:value-type="float" office:value="2.82055944017416">
                <text:p>2.82055944017416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38.5">
                <text:p>38.5</text:p>
              </table:table-cell>
              <table:table-cell office:value-type="float" office:value="4.4783429475148">
                <text:p>4.4783429475148</text:p>
              </table:table-cell>
              <table:table-cell office:value-type="float" office:value="4.4783429475148">
                <text:p>4.4783429475148</text:p>
              </table:table-cell>
              <table:table-cell office:value-type="float" office:value="33.7">
                <text:p>33.7</text:p>
              </table:table-cell>
              <table:table-cell office:value-type="float" office:value="10.6254411673116">
                <text:p>10.6254411673116</text:p>
              </table:table-cell>
              <table:table-cell office:value-type="float" office:value="10.6254411673116">
                <text:p>10.6254411673116</text:p>
              </table:table-cell>
            </table:table-row>
            <table:table-row>
              <table:table-cell office:value-type="float" office:value="0.177083333333333">
                <text:p>0.177083333333333</text:p>
              </table:table-cell>
              <table:table-cell office:value-type="float" office:value="40.5">
                <text:p>40.5</text:p>
              </table:table-cell>
              <table:table-cell office:value-type="float" office:value="4.83620604284897">
                <text:p>4.83620604284897</text:p>
              </table:table-cell>
              <table:table-cell office:value-type="float" office:value="4.83620604284897">
                <text:p>4.83620604284897</text:p>
              </table:table-cell>
              <table:table-cell office:value-type="float" office:value="40.1">
                <text:p>40.1</text:p>
              </table:table-cell>
              <table:table-cell office:value-type="float" office:value="5.83952052826257">
                <text:p>5.83952052826257</text:p>
              </table:table-cell>
              <table:table-cell office:value-type="float" office:value="5.83952052826257">
                <text:p>5.83952052826257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40.6">
                <text:p>40.6</text:p>
              </table:table-cell>
              <table:table-cell office:value-type="float" office:value="4.52646538580479">
                <text:p>4.52646538580479</text:p>
              </table:table-cell>
              <table:table-cell office:value-type="float" office:value="4.52646538580479">
                <text:p>4.52646538580479</text:p>
              </table:table-cell>
              <table:table-cell office:value-type="float" office:value="39.5">
                <text:p>39.5</text:p>
              </table:table-cell>
              <table:table-cell office:value-type="float" office:value="8.57969178415583">
                <text:p>8.57969178415583</text:p>
              </table:table-cell>
              <table:table-cell office:value-type="float" office:value="8.57969178415583">
                <text:p>8.57969178415583</text:p>
              </table:table-cell>
            </table:table-row>
            <table:table-row>
              <table:table-cell office:value-type="float" office:value="0.197916666666667">
                <text:p>0.197916666666667</text:p>
              </table:table-cell>
              <table:table-cell office:value-type="float" office:value="41.2">
                <text:p>41.2</text:p>
              </table:table-cell>
              <table:table-cell office:value-type="float" office:value="7.11492953037641">
                <text:p>7.11492953037641</text:p>
              </table:table-cell>
              <table:table-cell office:value-type="float" office:value="7.11492953037641">
                <text:p>7.11492953037641</text:p>
              </table:table-cell>
              <table:table-cell office:value-type="float" office:value="39.5">
                <text:p>39.5</text:p>
              </table:table-cell>
              <table:table-cell office:value-type="float" office:value="6.51920240520265">
                <text:p>6.51920240520265</text:p>
              </table:table-cell>
              <table:table-cell office:value-type="float" office:value="6.51920240520265">
                <text:p>6.51920240520265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103.1">
                <text:p>103.1</text:p>
              </table:table-cell>
              <table:table-cell office:value-type="float" office:value="11.1997023769979">
                <text:p>11.1997023769979</text:p>
              </table:table-cell>
              <table:table-cell office:value-type="float" office:value="11.1997023769979">
                <text:p>11.1997023769979</text:p>
              </table:table-cell>
              <table:table-cell office:value-type="float" office:value="99">
                <text:p>99</text:p>
              </table:table-cell>
              <table:table-cell office:value-type="float" office:value="20.105278466667">
                <text:p>20.105278466667</text:p>
              </table:table-cell>
              <table:table-cell office:value-type="float" office:value="20.105278466667">
                <text:p>20.105278466667</text:p>
              </table:table-cell>
            </table:table-row>
            <table:table-row>
              <table:table-cell office:value-type="float" office:value="0.21875">
                <text:p>0.21875</text:p>
              </table:table-cell>
              <table:table-cell office:value-type="float" office:value="111.4">
                <text:p>111.4</text:p>
              </table:table-cell>
              <table:table-cell office:value-type="float" office:value="6.34560215162176">
                <text:p>6.34560215162176</text:p>
              </table:table-cell>
              <table:table-cell office:value-type="float" office:value="6.34560215162176">
                <text:p>6.34560215162176</text:p>
              </table:table-cell>
              <table:table-cell office:value-type="float" office:value="111.2">
                <text:p>111.2</text:p>
              </table:table-cell>
              <table:table-cell office:value-type="float" office:value="10.8913829343303">
                <text:p>10.8913829343303</text:p>
              </table:table-cell>
              <table:table-cell office:value-type="float" office:value="10.8913829343303">
                <text:p>10.8913829343303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108.6">
                <text:p>108.6</text:p>
              </table:table-cell>
              <table:table-cell office:value-type="float" office:value="13.368287516025">
                <text:p>13.368287516025</text:p>
              </table:table-cell>
              <table:table-cell office:value-type="float" office:value="13.368287516025">
                <text:p>13.368287516025</text:p>
              </table:table-cell>
              <table:table-cell office:value-type="float" office:value="101.2">
                <text:p>101.2</text:p>
              </table:table-cell>
              <table:table-cell office:value-type="float" office:value="8.36394378003317">
                <text:p>8.36394378003317</text:p>
              </table:table-cell>
              <table:table-cell office:value-type="float" office:value="8.36394378003317">
                <text:p>8.36394378003317</text:p>
              </table:table-cell>
            </table:table-row>
            <table:table-row>
              <table:table-cell office:value-type="float" office:value="0.239583333333333">
                <text:p>0.239583333333333</text:p>
              </table:table-cell>
              <table:table-cell office:value-type="float" office:value="106.8">
                <text:p>106.8</text:p>
              </table:table-cell>
              <table:table-cell office:value-type="float" office:value="11.9517548688234">
                <text:p>11.9517548688234</text:p>
              </table:table-cell>
              <table:table-cell office:value-type="float" office:value="11.9517548688234">
                <text:p>11.9517548688234</text:p>
              </table:table-cell>
              <table:table-cell office:value-type="float" office:value="107.7">
                <text:p>107.7</text:p>
              </table:table-cell>
              <table:table-cell office:value-type="float" office:value="6.79950978625175">
                <text:p>6.79950978625175</text:p>
              </table:table-cell>
              <table:table-cell office:value-type="float" office:value="6.79950978625175">
                <text:p>6.7995097862517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30.6">
                <text:p>230.6</text:p>
              </table:table-cell>
              <table:table-cell office:value-type="float" office:value="13.0826432939049">
                <text:p>13.0826432939049</text:p>
              </table:table-cell>
              <table:table-cell office:value-type="float" office:value="13.0826432939049">
                <text:p>13.0826432939049</text:p>
              </table:table-cell>
              <table:table-cell office:value-type="float" office:value="216.2">
                <text:p>216.2</text:p>
              </table:table-cell>
              <table:table-cell office:value-type="float" office:value="41.6541314477528">
                <text:p>41.6541314477528</text:p>
              </table:table-cell>
              <table:table-cell office:value-type="float" office:value="41.6541314477528">
                <text:p>41.6541314477528</text:p>
              </table:table-cell>
            </table:table-row>
            <table:table-row>
              <table:table-cell office:value-type="float" office:value="0.260416666666667">
                <text:p>0.260416666666667</text:p>
              </table:table-cell>
              <table:table-cell office:value-type="float" office:value="245.3">
                <text:p>245.3</text:p>
              </table:table-cell>
              <table:table-cell office:value-type="float" office:value="13.2165720887747">
                <text:p>13.2165720887747</text:p>
              </table:table-cell>
              <table:table-cell office:value-type="float" office:value="13.2165720887747">
                <text:p>13.2165720887747</text:p>
              </table:table-cell>
              <table:table-cell office:value-type="float" office:value="245.5">
                <text:p>245.5</text:p>
              </table:table-cell>
              <table:table-cell office:value-type="float" office:value="10.480139948175">
                <text:p>10.480139948175</text:p>
              </table:table-cell>
              <table:table-cell office:value-type="float" office:value="10.480139948175">
                <text:p>10.480139948175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244.2">
                <text:p>244.2</text:p>
              </table:table-cell>
              <table:table-cell office:value-type="float" office:value="10.3042601761494">
                <text:p>10.3042601761494</text:p>
              </table:table-cell>
              <table:table-cell office:value-type="float" office:value="10.3042601761494">
                <text:p>10.3042601761494</text:p>
              </table:table-cell>
              <table:table-cell office:value-type="float" office:value="238.8">
                <text:p>238.8</text:p>
              </table:table-cell>
              <table:table-cell office:value-type="float" office:value="18.7308420644787">
                <text:p>18.7308420644787</text:p>
              </table:table-cell>
              <table:table-cell office:value-type="float" office:value="18.7308420644787">
                <text:p>18.7308420644787</text:p>
              </table:table-cell>
            </table:table-row>
            <table:table-row>
              <table:table-cell office:value-type="float" office:value="0.28125">
                <text:p>0.28125</text:p>
              </table:table-cell>
              <table:table-cell office:value-type="float" office:value="247.6">
                <text:p>247.6</text:p>
              </table:table-cell>
              <table:table-cell office:value-type="float" office:value="7.74883503789082">
                <text:p>7.74883503789082</text:p>
              </table:table-cell>
              <table:table-cell office:value-type="float" office:value="7.74883503789082">
                <text:p>7.74883503789082</text:p>
              </table:table-cell>
              <table:table-cell office:value-type="float" office:value="243.6">
                <text:p>243.6</text:p>
              </table:table-cell>
              <table:table-cell office:value-type="float" office:value="14.1122484231095">
                <text:p>14.1122484231095</text:p>
              </table:table-cell>
              <table:table-cell office:value-type="float" office:value="14.1122484231095">
                <text:p>14.1122484231095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379.8">
                <text:p>379.8</text:p>
              </table:table-cell>
              <table:table-cell office:value-type="float" office:value="14.0696679262716">
                <text:p>14.0696679262716</text:p>
              </table:table-cell>
              <table:table-cell office:value-type="float" office:value="14.0696679262716">
                <text:p>14.0696679262716</text:p>
              </table:table-cell>
              <table:table-cell office:value-type="float" office:value="360.9">
                <text:p>360.9</text:p>
              </table:table-cell>
              <table:table-cell office:value-type="float" office:value="35.8529403722112">
                <text:p>35.8529403722112</text:p>
              </table:table-cell>
              <table:table-cell office:value-type="float" office:value="35.8529403722112">
                <text:p>35.8529403722112</text:p>
              </table:table-cell>
            </table:table-row>
            <table:table-row>
              <table:table-cell office:value-type="float" office:value="0.302083333333333">
                <text:p>0.302083333333333</text:p>
              </table:table-cell>
              <table:table-cell office:value-type="float" office:value="384.3">
                <text:p>384.3</text:p>
              </table:table-cell>
              <table:table-cell office:value-type="float" office:value="11.1659203730717">
                <text:p>11.1659203730717</text:p>
              </table:table-cell>
              <table:table-cell office:value-type="float" office:value="11.1659203730717">
                <text:p>11.1659203730717</text:p>
              </table:table-cell>
              <table:table-cell office:value-type="float" office:value="381.4">
                <text:p>381.4</text:p>
              </table:table-cell>
              <table:table-cell office:value-type="float" office:value="22.6234882858993">
                <text:p>22.6234882858993</text:p>
              </table:table-cell>
              <table:table-cell office:value-type="float" office:value="22.6234882858993">
                <text:p>22.6234882858993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378.2">
                <text:p>378.2</text:p>
              </table:table-cell>
              <table:table-cell office:value-type="float" office:value="20.1483387790546">
                <text:p>20.1483387790546</text:p>
              </table:table-cell>
              <table:table-cell office:value-type="float" office:value="20.1483387790546">
                <text:p>20.1483387790546</text:p>
              </table:table-cell>
              <table:table-cell office:value-type="float" office:value="384.2">
                <text:p>384.2</text:p>
              </table:table-cell>
              <table:table-cell office:value-type="float" office:value="14.2501461980805">
                <text:p>14.2501461980805</text:p>
              </table:table-cell>
              <table:table-cell office:value-type="float" office:value="14.2501461980805">
                <text:p>14.2501461980805</text:p>
              </table:table-cell>
            </table:table-row>
            <table:table-row>
              <table:table-cell office:value-type="float" office:value="0.322916666666667">
                <text:p>0.322916666666667</text:p>
              </table:table-cell>
              <table:table-cell office:value-type="float" office:value="388.1">
                <text:p>388.1</text:p>
              </table:table-cell>
              <table:table-cell office:value-type="float" office:value="11.798775831039">
                <text:p>11.798775831039</text:p>
              </table:table-cell>
              <table:table-cell office:value-type="float" office:value="11.798775831039">
                <text:p>11.798775831039</text:p>
              </table:table-cell>
              <table:table-cell office:value-type="float" office:value="390.6">
                <text:p>390.6</text:p>
              </table:table-cell>
              <table:table-cell office:value-type="float" office:value="14.3465055753038">
                <text:p>14.3465055753038</text:p>
              </table:table-cell>
              <table:table-cell office:value-type="float" office:value="14.3465055753038">
                <text:p>14.3465055753038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53.4">
                <text:p>353.4</text:p>
              </table:table-cell>
              <table:table-cell office:value-type="float" office:value="11.0473727394546">
                <text:p>11.0473727394546</text:p>
              </table:table-cell>
              <table:table-cell office:value-type="float" office:value="11.0473727394546">
                <text:p>11.0473727394546</text:p>
              </table:table-cell>
              <table:table-cell office:value-type="float" office:value="329.9">
                <text:p>329.9</text:p>
              </table:table-cell>
              <table:table-cell office:value-type="float" office:value="26.5976189410506">
                <text:p>26.5976189410506</text:p>
              </table:table-cell>
              <table:table-cell office:value-type="float" office:value="26.5976189410506">
                <text:p>26.5976189410506</text:p>
              </table:table-cell>
            </table:table-row>
            <table:table-row>
              <table:table-cell office:value-type="float" office:value="0.34375">
                <text:p>0.34375</text:p>
              </table:table-cell>
              <table:table-cell office:value-type="float" office:value="294.8">
                <text:p>294.8</text:p>
              </table:table-cell>
              <table:table-cell office:value-type="float" office:value="46.858652705059">
                <text:p>46.858652705059</text:p>
              </table:table-cell>
              <table:table-cell office:value-type="float" office:value="46.858652705059">
                <text:p>46.858652705059</text:p>
              </table:table-cell>
              <table:table-cell office:value-type="float" office:value="307.8">
                <text:p>307.8</text:p>
              </table:table-cell>
              <table:table-cell office:value-type="float" office:value="19.3149337732923">
                <text:p>19.3149337732923</text:p>
              </table:table-cell>
              <table:table-cell office:value-type="float" office:value="19.3149337732923">
                <text:p>19.3149337732923</text:p>
              </table:table-cell>
            </table:table-row>
            <table:table-row>
              <table:table-cell office:value-type="float" office:value="0.354166666666667">
                <text:p>0.354166666666667</text:p>
              </table:table-cell>
              <table:table-cell office:value-type="float" office:value="282.8">
                <text:p>282.8</text:p>
              </table:table-cell>
              <table:table-cell office:value-type="float" office:value="47.3281687323264">
                <text:p>47.3281687323264</text:p>
              </table:table-cell>
              <table:table-cell office:value-type="float" office:value="47.3281687323264">
                <text:p>47.3281687323264</text:p>
              </table:table-cell>
              <table:table-cell office:value-type="float" office:value="283.9">
                <text:p>283.9</text:p>
              </table:table-cell>
              <table:table-cell office:value-type="float" office:value="54.0276678090855">
                <text:p>54.0276678090855</text:p>
              </table:table-cell>
              <table:table-cell office:value-type="float" office:value="54.0276678090855">
                <text:p>54.0276678090855</text:p>
              </table:table-cell>
            </table:table-row>
            <table:table-row>
              <table:table-cell office:value-type="float" office:value="0.364583333333333">
                <text:p>0.364583333333333</text:p>
              </table:table-cell>
              <table:table-cell office:value-type="float" office:value="282.1">
                <text:p>282.1</text:p>
              </table:table-cell>
              <table:table-cell office:value-type="float" office:value="45.829272547382">
                <text:p>45.829272547382</text:p>
              </table:table-cell>
              <table:table-cell office:value-type="float" office:value="45.829272547382">
                <text:p>45.829272547382</text:p>
              </table:table-cell>
              <table:table-cell office:value-type="float" office:value="261.8">
                <text:p>261.8</text:p>
              </table:table-cell>
              <table:table-cell office:value-type="float" office:value="37.9086621587556">
                <text:p>37.9086621587556</text:p>
              </table:table-cell>
              <table:table-cell office:value-type="float" office:value="37.9086621587556">
                <text:p>37.9086621587556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254.8">
                <text:p>254.8</text:p>
              </table:table-cell>
              <table:table-cell office:value-type="float" office:value="15.1935658896931">
                <text:p>15.1935658896931</text:p>
              </table:table-cell>
              <table:table-cell office:value-type="float" office:value="15.1935658896931">
                <text:p>15.1935658896931</text:p>
              </table:table-cell>
              <table:table-cell office:value-type="float" office:value="262.7">
                <text:p>262.7</text:p>
              </table:table-cell>
              <table:table-cell office:value-type="float" office:value="24.2809939390188">
                <text:p>24.2809939390188</text:p>
              </table:table-cell>
              <table:table-cell office:value-type="float" office:value="24.2809939390188">
                <text:p>24.2809939390188</text:p>
              </table:table-cell>
            </table:table-row>
            <table:table-row>
              <table:table-cell office:value-type="float" office:value="0.385416666666667">
                <text:p>0.385416666666667</text:p>
              </table:table-cell>
              <table:table-cell office:value-type="float" office:value="255.1">
                <text:p>255.1</text:p>
              </table:table-cell>
              <table:table-cell office:value-type="float" office:value="14.8731674874961">
                <text:p>14.8731674874961</text:p>
              </table:table-cell>
              <table:table-cell office:value-type="float" office:value="14.8731674874961">
                <text:p>14.8731674874961</text:p>
              </table:table-cell>
              <table:table-cell office:value-type="float" office:value="263.4">
                <text:p>263.4</text:p>
              </table:table-cell>
              <table:table-cell office:value-type="float" office:value="8.28921655593043">
                <text:p>8.28921655593043</text:p>
              </table:table-cell>
              <table:table-cell office:value-type="float" office:value="8.28921655593043">
                <text:p>8.28921655593043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245.5">
                <text:p>245.5</text:p>
              </table:table-cell>
              <table:table-cell office:value-type="float" office:value="17.9706550922454">
                <text:p>17.9706550922454</text:p>
              </table:table-cell>
              <table:table-cell office:value-type="float" office:value="17.9706550922454">
                <text:p>17.9706550922454</text:p>
              </table:table-cell>
              <table:table-cell office:value-type="float" office:value="252.4">
                <text:p>252.4</text:p>
              </table:table-cell>
              <table:table-cell office:value-type="float" office:value="18.9806919438325">
                <text:p>18.9806919438325</text:p>
              </table:table-cell>
              <table:table-cell office:value-type="float" office:value="18.9806919438325">
                <text:p>18.9806919438325</text:p>
              </table:table-cell>
            </table:table-row>
            <table:table-row>
              <table:table-cell office:value-type="float" office:value="0.40625">
                <text:p>0.40625</text:p>
              </table:table-cell>
              <table:table-cell office:value-type="float" office:value="234.3">
                <text:p>234.3</text:p>
              </table:table-cell>
              <table:table-cell office:value-type="float" office:value="19.2991076362498">
                <text:p>19.2991076362498</text:p>
              </table:table-cell>
              <table:table-cell office:value-type="float" office:value="19.2991076362498">
                <text:p>19.2991076362498</text:p>
              </table:table-cell>
              <table:table-cell office:value-type="float" office:value="242.2">
                <text:p>242.2</text:p>
              </table:table-cell>
              <table:table-cell office:value-type="float" office:value="26.4398688852019">
                <text:p>26.4398688852019</text:p>
              </table:table-cell>
              <table:table-cell office:value-type="float" office:value="26.4398688852019">
                <text:p>26.4398688852019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180.7">
                <text:p>180.7</text:p>
              </table:table-cell>
              <table:table-cell office:value-type="float" office:value="14.3453438051825">
                <text:p>14.3453438051825</text:p>
              </table:table-cell>
              <table:table-cell office:value-type="float" office:value="14.3453438051825">
                <text:p>14.3453438051825</text:p>
              </table:table-cell>
              <table:table-cell office:value-type="float" office:value="197.3">
                <text:p>197.3</text:p>
              </table:table-cell>
              <table:table-cell office:value-type="float" office:value="33.5063841346359">
                <text:p>33.5063841346359</text:p>
              </table:table-cell>
              <table:table-cell office:value-type="float" office:value="33.5063841346359">
                <text:p>33.5063841346359</text:p>
              </table:table-cell>
            </table:table-row>
            <table:table-row>
              <table:table-cell office:value-type="float" office:value="0.427083333333333">
                <text:p>0.427083333333333</text:p>
              </table:table-cell>
              <table:table-cell office:value-type="float" office:value="175.2">
                <text:p>175.2</text:p>
              </table:table-cell>
              <table:table-cell office:value-type="float" office:value="14.7407221291526">
                <text:p>14.7407221291526</text:p>
              </table:table-cell>
              <table:table-cell office:value-type="float" office:value="14.7407221291526">
                <text:p>14.7407221291526</text:p>
              </table:table-cell>
              <table:table-cell office:value-type="float" office:value="184.3">
                <text:p>184.3</text:p>
              </table:table-cell>
              <table:table-cell office:value-type="float" office:value="26.0983183792026">
                <text:p>26.0983183792026</text:p>
              </table:table-cell>
              <table:table-cell office:value-type="float" office:value="26.0983183792026">
                <text:p>26.0983183792026</text:p>
              </table:table-cell>
            </table:table-row>
            <table:table-row>
              <table:table-cell office:value-type="float" office:value="0.4375">
                <text:p>0.4375</text:p>
              </table:table-cell>
              <table:table-cell office:value-type="float" office:value="180.5">
                <text:p>180.5</text:p>
              </table:table-cell>
              <table:table-cell office:value-type="float" office:value="18.4767120692208">
                <text:p>18.4767120692208</text:p>
              </table:table-cell>
              <table:table-cell office:value-type="float" office:value="18.4767120692208">
                <text:p>18.4767120692208</text:p>
              </table:table-cell>
              <table:table-cell office:value-type="float" office:value="181">
                <text:p>181</text:p>
              </table:table-cell>
              <table:table-cell office:value-type="float" office:value="33.2732792359141">
                <text:p>33.2732792359141</text:p>
              </table:table-cell>
              <table:table-cell office:value-type="float" office:value="33.2732792359141">
                <text:p>33.2732792359141</text:p>
              </table:table-cell>
            </table:table-row>
            <table:table-row>
              <table:table-cell office:value-type="float" office:value="0.447916666666667">
                <text:p>0.447916666666667</text:p>
              </table:table-cell>
              <table:table-cell office:value-type="float" office:value="184">
                <text:p>184</text:p>
              </table:table-cell>
              <table:table-cell office:value-type="float" office:value="25.8155853012176">
                <text:p>25.8155853012176</text:p>
              </table:table-cell>
              <table:table-cell office:value-type="float" office:value="25.8155853012176">
                <text:p>25.8155853012176</text:p>
              </table:table-cell>
              <table:table-cell office:value-type="float" office:value="174.8">
                <text:p>174.8</text:p>
              </table:table-cell>
              <table:table-cell office:value-type="float" office:value="10.7372663601537">
                <text:p>10.7372663601537</text:p>
              </table:table-cell>
              <table:table-cell office:value-type="float" office:value="10.7372663601537">
                <text:p>10.7372663601537</text:p>
              </table:table-cell>
            </table:table-row>
            <table:table-row>
              <table:table-cell office:value-type="float" office:value="0.458333333333333">
                <text:p>0.458333333333333</text:p>
              </table:table-cell>
              <table:table-cell office:value-type="float" office:value="165.4">
                <text:p>165.4</text:p>
              </table:table-cell>
              <table:table-cell office:value-type="float" office:value="29.36437751199">
                <text:p>29.36437751199</text:p>
              </table:table-cell>
              <table:table-cell office:value-type="float" office:value="29.36437751199">
                <text:p>29.36437751199</text:p>
              </table:table-cell>
              <table:table-cell office:value-type="float" office:value="166.7">
                <text:p>166.7</text:p>
              </table:table-cell>
              <table:table-cell office:value-type="float" office:value="10.8632919095047">
                <text:p>10.8632919095047</text:p>
              </table:table-cell>
              <table:table-cell office:value-type="float" office:value="10.8632919095047">
                <text:p>10.8632919095047</text:p>
              </table:table-cell>
            </table:table-row>
            <table:table-row>
              <table:table-cell office:value-type="float" office:value="0.46875">
                <text:p>0.46875</text:p>
              </table:table-cell>
              <table:table-cell office:value-type="float" office:value="163.2">
                <text:p>163.2</text:p>
              </table:table-cell>
              <table:table-cell office:value-type="float" office:value="13.0367003323523">
                <text:p>13.0367003323523</text:p>
              </table:table-cell>
              <table:table-cell office:value-type="float" office:value="13.0367003323523">
                <text:p>13.0367003323523</text:p>
              </table:table-cell>
              <table:table-cell office:value-type="float" office:value="157.6">
                <text:p>157.6</text:p>
              </table:table-cell>
              <table:table-cell office:value-type="float" office:value="7.83439709089205">
                <text:p>7.83439709089205</text:p>
              </table:table-cell>
              <table:table-cell office:value-type="float" office:value="7.83439709089205">
                <text:p>7.83439709089205</text:p>
              </table:table-cell>
            </table:table-row>
            <table:table-row>
              <table:table-cell office:value-type="float" office:value="0.479166666666667">
                <text:p>0.479166666666667</text:p>
              </table:table-cell>
              <table:table-cell office:value-type="float" office:value="160.7">
                <text:p>160.7</text:p>
              </table:table-cell>
              <table:table-cell office:value-type="float" office:value="9.91127304302194">
                <text:p>9.91127304302194</text:p>
              </table:table-cell>
              <table:table-cell office:value-type="float" office:value="9.91127304302194">
                <text:p>9.91127304302194</text:p>
              </table:table-cell>
              <table:table-cell office:value-type="float" office:value="159.2">
                <text:p>159.2</text:p>
              </table:table-cell>
              <table:table-cell office:value-type="float" office:value="9.40212741883453">
                <text:p>9.40212741883453</text:p>
              </table:table-cell>
              <table:table-cell office:value-type="float" office:value="9.40212741883453">
                <text:p>9.40212741883453</text:p>
              </table:table-cell>
            </table:table-row>
            <table:table-row>
              <table:table-cell office:value-type="float" office:value="0.489583333333333">
                <text:p>0.489583333333333</text:p>
              </table:table-cell>
              <table:table-cell office:value-type="float" office:value="157.6">
                <text:p>157.6</text:p>
              </table:table-cell>
              <table:table-cell office:value-type="float" office:value="11.374435272917">
                <text:p>11.374435272917</text:p>
              </table:table-cell>
              <table:table-cell office:value-type="float" office:value="11.374435272917">
                <text:p>11.374435272917</text:p>
              </table:table-cell>
              <table:table-cell office:value-type="float" office:value="161.4">
                <text:p>161.4</text:p>
              </table:table-cell>
              <table:table-cell office:value-type="float" office:value="11.8902387603352">
                <text:p>11.8902387603352</text:p>
              </table:table-cell>
              <table:table-cell office:value-type="float" office:value="11.8902387603352">
                <text:p>11.890238760335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51.6">
                <text:p>151.6</text:p>
              </table:table-cell>
              <table:table-cell office:value-type="float" office:value="10.046558282981">
                <text:p>10.046558282981</text:p>
              </table:table-cell>
              <table:table-cell office:value-type="float" office:value="10.046558282981">
                <text:p>10.046558282981</text:p>
              </table:table-cell>
              <table:table-cell office:value-type="float" office:value="149.9">
                <text:p>149.9</text:p>
              </table:table-cell>
              <table:table-cell office:value-type="float" office:value="11.9485006032835">
                <text:p>11.9485006032835</text:p>
              </table:table-cell>
              <table:table-cell office:value-type="float" office:value="11.9485006032835">
                <text:p>11.9485006032835</text:p>
              </table:table-cell>
            </table:table-row>
            <table:table-row>
              <table:table-cell office:value-type="float" office:value="0.510416666666667">
                <text:p>0.510416666666667</text:p>
              </table:table-cell>
              <table:table-cell office:value-type="float" office:value="149">
                <text:p>149</text:p>
              </table:table-cell>
              <table:table-cell office:value-type="float" office:value="9.59166304662544">
                <text:p>9.59166304662544</text:p>
              </table:table-cell>
              <table:table-cell office:value-type="float" office:value="9.59166304662544">
                <text:p>9.59166304662544</text:p>
              </table:table-cell>
              <table:table-cell office:value-type="float" office:value="150.2">
                <text:p>150.2</text:p>
              </table:table-cell>
              <table:table-cell office:value-type="float" office:value="9.44927980794774">
                <text:p>9.44927980794774</text:p>
              </table:table-cell>
              <table:table-cell office:value-type="float" office:value="9.44927980794774">
                <text:p>9.44927980794774</text:p>
              </table:table-cell>
            </table:table-row>
            <table:table-row>
              <table:table-cell office:value-type="float" office:value="0.520833333333333">
                <text:p>0.520833333333333</text:p>
              </table:table-cell>
              <table:table-cell office:value-type="float" office:value="149.2">
                <text:p>149.2</text:p>
              </table:table-cell>
              <table:table-cell office:value-type="float" office:value="11.4484351186818">
                <text:p>11.4484351186818</text:p>
              </table:table-cell>
              <table:table-cell office:value-type="float" office:value="11.4484351186818">
                <text:p>11.4484351186818</text:p>
              </table:table-cell>
              <table:table-cell office:value-type="float" office:value="146.9">
                <text:p>146.9</text:p>
              </table:table-cell>
              <table:table-cell office:value-type="float" office:value="9.03634636097774">
                <text:p>9.03634636097774</text:p>
              </table:table-cell>
              <table:table-cell office:value-type="float" office:value="9.03634636097774">
                <text:p>9.03634636097774</text:p>
              </table:table-cell>
            </table:table-row>
            <table:table-row>
              <table:table-cell office:value-type="float" office:value="0.53125">
                <text:p>0.53125</text:p>
              </table:table-cell>
              <table:table-cell office:value-type="float" office:value="155.6">
                <text:p>155.6</text:p>
              </table:table-cell>
              <table:table-cell office:value-type="float" office:value="15.3709683060849">
                <text:p>15.3709683060849</text:p>
              </table:table-cell>
              <table:table-cell office:value-type="float" office:value="15.3709683060849">
                <text:p>15.3709683060849</text:p>
              </table:table-cell>
              <table:table-cell office:value-type="float" office:value="152.8">
                <text:p>152.8</text:p>
              </table:table-cell>
              <table:table-cell office:value-type="float" office:value="9.28319868244657">
                <text:p>9.28319868244657</text:p>
              </table:table-cell>
              <table:table-cell office:value-type="float" office:value="9.28319868244657">
                <text:p>9.28319868244657</text:p>
              </table:table-cell>
            </table:table-row>
            <table:table-row>
              <table:table-cell office:value-type="float" office:value="0.541666666666667">
                <text:p>0.541666666666667</text:p>
              </table:table-cell>
              <table:table-cell office:value-type="float" office:value="190.4">
                <text:p>190.4</text:p>
              </table:table-cell>
              <table:table-cell office:value-type="float" office:value="14.6530239579109">
                <text:p>14.6530239579109</text:p>
              </table:table-cell>
              <table:table-cell office:value-type="float" office:value="14.6530239579109">
                <text:p>14.6530239579109</text:p>
              </table:table-cell>
              <table:table-cell office:value-type="float" office:value="187.3">
                <text:p>187.3</text:p>
              </table:table-cell>
              <table:table-cell office:value-type="float" office:value="14.8402605547657">
                <text:p>14.8402605547657</text:p>
              </table:table-cell>
              <table:table-cell office:value-type="float" office:value="14.8402605547657">
                <text:p>14.8402605547657</text:p>
              </table:table-cell>
            </table:table-row>
            <table:table-row>
              <table:table-cell office:value-type="float" office:value="0.552083333333333">
                <text:p>0.552083333333333</text:p>
              </table:table-cell>
              <table:table-cell office:value-type="float" office:value="189">
                <text:p>189</text:p>
              </table:table-cell>
              <table:table-cell office:value-type="float" office:value="14.1264134002781">
                <text:p>14.1264134002781</text:p>
              </table:table-cell>
              <table:table-cell office:value-type="float" office:value="14.1264134002781">
                <text:p>14.1264134002781</text:p>
              </table:table-cell>
              <table:table-cell office:value-type="float" office:value="191.9">
                <text:p>191.9</text:p>
              </table:table-cell>
              <table:table-cell office:value-type="float" office:value="15.4592654705484">
                <text:p>15.4592654705484</text:p>
              </table:table-cell>
              <table:table-cell office:value-type="float" office:value="15.4592654705484">
                <text:p>15.4592654705484</text:p>
              </table:table-cell>
            </table:table-row>
            <table:table-row>
              <table:table-cell office:value-type="float" office:value="0.5625">
                <text:p>0.5625</text:p>
              </table:table-cell>
              <table:table-cell office:value-type="float" office:value="186.3">
                <text:p>186.3</text:p>
              </table:table-cell>
              <table:table-cell office:value-type="float" office:value="14.7952695142738">
                <text:p>14.7952695142738</text:p>
              </table:table-cell>
              <table:table-cell office:value-type="float" office:value="14.7952695142738">
                <text:p>14.7952695142738</text:p>
              </table:table-cell>
              <table:table-cell office:value-type="float" office:value="189.9">
                <text:p>189.9</text:p>
              </table:table-cell>
              <table:table-cell office:value-type="float" office:value="9.80306074652198">
                <text:p>9.80306074652198</text:p>
              </table:table-cell>
              <table:table-cell office:value-type="float" office:value="9.80306074652198">
                <text:p>9.80306074652198</text:p>
              </table:table-cell>
            </table:table-row>
            <table:table-row>
              <table:table-cell office:value-type="float" office:value="0.572916666666667">
                <text:p>0.572916666666667</text:p>
              </table:table-cell>
              <table:table-cell office:value-type="float" office:value="199.2">
                <text:p>199.2</text:p>
              </table:table-cell>
              <table:table-cell office:value-type="float" office:value="19.5834397160231">
                <text:p>19.5834397160231</text:p>
              </table:table-cell>
              <table:table-cell office:value-type="float" office:value="19.5834397160231">
                <text:p>19.5834397160231</text:p>
              </table:table-cell>
              <table:table-cell office:value-type="float" office:value="190.2">
                <text:p>190.2</text:p>
              </table:table-cell>
              <table:table-cell office:value-type="float" office:value="8.53489569030837">
                <text:p>8.53489569030837</text:p>
              </table:table-cell>
              <table:table-cell office:value-type="float" office:value="8.53489569030837">
                <text:p>8.53489569030837</text:p>
              </table:table-cell>
            </table:table-row>
            <table:table-row>
              <table:table-cell office:value-type="float" office:value="0.583333333333333">
                <text:p>0.583333333333333</text:p>
              </table:table-cell>
              <table:table-cell office:value-type="float" office:value="158.3">
                <text:p>158.3</text:p>
              </table:table-cell>
              <table:table-cell office:value-type="float" office:value="7.48405712906517">
                <text:p>7.48405712906517</text:p>
              </table:table-cell>
              <table:table-cell office:value-type="float" office:value="7.48405712906517">
                <text:p>7.48405712906517</text:p>
              </table:table-cell>
              <table:table-cell office:value-type="float" office:value="159.4">
                <text:p>159.4</text:p>
              </table:table-cell>
              <table:table-cell office:value-type="float" office:value="10.4264620610786">
                <text:p>10.4264620610786</text:p>
              </table:table-cell>
              <table:table-cell office:value-type="float" office:value="10.4264620610786">
                <text:p>10.4264620610786</text:p>
              </table:table-cell>
            </table:table-row>
            <table:table-row>
              <table:table-cell office:value-type="float" office:value="0.59375">
                <text:p>0.59375</text:p>
              </table:table-cell>
              <table:table-cell office:value-type="float" office:value="166.6">
                <text:p>166.6</text:p>
              </table:table-cell>
              <table:table-cell office:value-type="float" office:value="11.4813859016332">
                <text:p>11.4813859016332</text:p>
              </table:table-cell>
              <table:table-cell office:value-type="float" office:value="11.4813859016332">
                <text:p>11.4813859016332</text:p>
              </table:table-cell>
              <table:table-cell office:value-type="float" office:value="160.1">
                <text:p>160.1</text:p>
              </table:table-cell>
              <table:table-cell office:value-type="float" office:value="10.3864227613639">
                <text:p>10.3864227613639</text:p>
              </table:table-cell>
              <table:table-cell office:value-type="float" office:value="10.3864227613639">
                <text:p>10.3864227613639</text:p>
              </table:table-cell>
            </table:table-row>
            <table:table-row>
              <table:table-cell office:value-type="float" office:value="0.604166666666667">
                <text:p>0.604166666666667</text:p>
              </table:table-cell>
              <table:table-cell office:value-type="float" office:value="159.2">
                <text:p>159.2</text:p>
              </table:table-cell>
              <table:table-cell office:value-type="float" office:value="8.94178704485605">
                <text:p>8.94178704485605</text:p>
              </table:table-cell>
              <table:table-cell office:value-type="float" office:value="8.94178704485605">
                <text:p>8.94178704485605</text:p>
              </table:table-cell>
              <table:table-cell office:value-type="float" office:value="155.3">
                <text:p>155.3</text:p>
              </table:table-cell>
              <table:table-cell office:value-type="float" office:value="9.88882646671934">
                <text:p>9.88882646671934</text:p>
              </table:table-cell>
              <table:table-cell office:value-type="float" office:value="9.88882646671934">
                <text:p>9.88882646671934</text:p>
              </table:table-cell>
            </table:table-row>
            <table:table-row>
              <table:table-cell office:value-type="float" office:value="0.614583333333333">
                <text:p>0.614583333333333</text:p>
              </table:table-cell>
              <table:table-cell office:value-type="float" office:value="165.8">
                <text:p>165.8</text:p>
              </table:table-cell>
              <table:table-cell office:value-type="float" office:value="11.3607511488751">
                <text:p>11.3607511488751</text:p>
              </table:table-cell>
              <table:table-cell office:value-type="float" office:value="11.3607511488751">
                <text:p>11.3607511488751</text:p>
              </table:table-cell>
              <table:table-cell office:value-type="float" office:value="162.4">
                <text:p>162.4</text:p>
              </table:table-cell>
              <table:table-cell office:value-type="float" office:value="10.6791593510184">
                <text:p>10.6791593510184</text:p>
              </table:table-cell>
              <table:table-cell office:value-type="float" office:value="10.6791593510184">
                <text:p>10.6791593510184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59.7">
                <text:p>159.7</text:p>
              </table:table-cell>
              <table:table-cell office:value-type="float" office:value="10.9954536059228">
                <text:p>10.9954536059228</text:p>
              </table:table-cell>
              <table:table-cell office:value-type="float" office:value="10.9954536059228">
                <text:p>10.9954536059228</text:p>
              </table:table-cell>
              <table:table-cell office:value-type="float" office:value="157.3">
                <text:p>157.3</text:p>
              </table:table-cell>
              <table:table-cell office:value-type="float" office:value="9.16575753067422">
                <text:p>9.16575753067422</text:p>
              </table:table-cell>
              <table:table-cell office:value-type="float" office:value="9.16575753067422">
                <text:p>9.16575753067422</text:p>
              </table:table-cell>
            </table:table-row>
            <table:table-row>
              <table:table-cell office:value-type="float" office:value="0.635416666666667">
                <text:p>0.635416666666667</text:p>
              </table:table-cell>
              <table:table-cell office:value-type="float" office:value="157.3">
                <text:p>157.3</text:p>
              </table:table-cell>
              <table:table-cell office:value-type="float" office:value="8.13838640845551">
                <text:p>8.13838640845551</text:p>
              </table:table-cell>
              <table:table-cell office:value-type="float" office:value="8.13838640845551">
                <text:p>8.13838640845551</text:p>
              </table:table-cell>
              <table:table-cell office:value-type="float" office:value="163.2">
                <text:p>163.2</text:p>
              </table:table-cell>
              <table:table-cell office:value-type="float" office:value="11.8771489283694">
                <text:p>11.8771489283694</text:p>
              </table:table-cell>
              <table:table-cell office:value-type="float" office:value="11.8771489283694">
                <text:p>11.8771489283694</text:p>
              </table:table-cell>
            </table:table-row>
            <table:table-row>
              <table:table-cell office:value-type="float" office:value="0.645833333333333">
                <text:p>0.645833333333333</text:p>
              </table:table-cell>
              <table:table-cell office:value-type="float" office:value="157.6">
                <text:p>157.6</text:p>
              </table:table-cell>
              <table:table-cell office:value-type="float" office:value="10.0686532256195">
                <text:p>10.0686532256195</text:p>
              </table:table-cell>
              <table:table-cell office:value-type="float" office:value="10.0686532256195">
                <text:p>10.0686532256195</text:p>
              </table:table-cell>
              <table:table-cell office:value-type="float" office:value="155.9">
                <text:p>155.9</text:p>
              </table:table-cell>
              <table:table-cell office:value-type="float" office:value="12.948187346326">
                <text:p>12.948187346326</text:p>
              </table:table-cell>
              <table:table-cell office:value-type="float" office:value="12.948187346326">
                <text:p>12.948187346326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59.3">
                <text:p>159.3</text:p>
              </table:table-cell>
              <table:table-cell office:value-type="float" office:value="9.8098589864143">
                <text:p>9.8098589864143</text:p>
              </table:table-cell>
              <table:table-cell office:value-type="float" office:value="9.8098589864143">
                <text:p>9.8098589864143</text:p>
              </table:table-cell>
              <table:table-cell office:value-type="float" office:value="164.3">
                <text:p>164.3</text:p>
              </table:table-cell>
              <table:table-cell office:value-type="float" office:value="8.36726425488708">
                <text:p>8.36726425488708</text:p>
              </table:table-cell>
              <table:table-cell office:value-type="float" office:value="8.36726425488708">
                <text:p>8.36726425488708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60.6">
                <text:p>160.6</text:p>
              </table:table-cell>
              <table:table-cell office:value-type="float" office:value="6.88315173287483">
                <text:p>6.88315173287483</text:p>
              </table:table-cell>
              <table:table-cell office:value-type="float" office:value="6.88315173287483">
                <text:p>6.88315173287483</text:p>
              </table:table-cell>
              <table:table-cell office:value-type="float" office:value="163.2">
                <text:p>163.2</text:p>
              </table:table-cell>
              <table:table-cell office:value-type="float" office:value="11.5931013969516">
                <text:p>11.5931013969516</text:p>
              </table:table-cell>
              <table:table-cell office:value-type="float" office:value="11.5931013969516">
                <text:p>11.5931013969516</text:p>
              </table:table-cell>
            </table:table-row>
            <table:table-row>
              <table:table-cell office:value-type="float" office:value="0.677083333333333">
                <text:p>0.677083333333333</text:p>
              </table:table-cell>
              <table:table-cell office:value-type="float" office:value="162.2">
                <text:p>162.2</text:p>
              </table:table-cell>
              <table:table-cell office:value-type="float" office:value="8.96660470858396">
                <text:p>8.96660470858396</text:p>
              </table:table-cell>
              <table:table-cell office:value-type="float" office:value="8.96660470858396">
                <text:p>8.96660470858396</text:p>
              </table:table-cell>
              <table:table-cell office:value-type="float" office:value="161.1">
                <text:p>161.1</text:p>
              </table:table-cell>
              <table:table-cell office:value-type="float" office:value="13.1102165419866">
                <text:p>13.1102165419866</text:p>
              </table:table-cell>
              <table:table-cell office:value-type="float" office:value="13.1102165419866">
                <text:p>13.1102165419866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157.3">
                <text:p>157.3</text:p>
              </table:table-cell>
              <table:table-cell office:value-type="float" office:value="12.9961532770278">
                <text:p>12.9961532770278</text:p>
              </table:table-cell>
              <table:table-cell office:value-type="float" office:value="12.9961532770278">
                <text:p>12.9961532770278</text:p>
              </table:table-cell>
              <table:table-cell office:value-type="float" office:value="161.2">
                <text:p>161.2</text:p>
              </table:table-cell>
              <table:table-cell office:value-type="float" office:value="9.49619806963701">
                <text:p>9.49619806963701</text:p>
              </table:table-cell>
              <table:table-cell office:value-type="float" office:value="9.49619806963701">
                <text:p>9.49619806963701</text:p>
              </table:table-cell>
            </table:table-row>
            <table:table-row>
              <table:table-cell office:value-type="float" office:value="0.697916666666667">
                <text:p>0.697916666666667</text:p>
              </table:table-cell>
              <table:table-cell office:value-type="float" office:value="155.2">
                <text:p>155.2</text:p>
              </table:table-cell>
              <table:table-cell office:value-type="float" office:value="13.9745800970508">
                <text:p>13.9745800970508</text:p>
              </table:table-cell>
              <table:table-cell office:value-type="float" office:value="13.9745800970508">
                <text:p>13.9745800970508</text:p>
              </table:table-cell>
              <table:table-cell office:value-type="float" office:value="159.4">
                <text:p>159.4</text:p>
              </table:table-cell>
              <table:table-cell office:value-type="float" office:value="12.9546216549239">
                <text:p>12.9546216549239</text:p>
              </table:table-cell>
              <table:table-cell office:value-type="float" office:value="12.9546216549239">
                <text:p>12.9546216549239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173.6">
                <text:p>173.6</text:p>
              </table:table-cell>
              <table:table-cell office:value-type="float" office:value="10.2761860629321">
                <text:p>10.2761860629321</text:p>
              </table:table-cell>
              <table:table-cell office:value-type="float" office:value="10.2761860629321">
                <text:p>10.2761860629321</text:p>
              </table:table-cell>
              <table:table-cell office:value-type="float" office:value="177.4">
                <text:p>177.4</text:p>
              </table:table-cell>
              <table:table-cell office:value-type="float" office:value="19.5288959692497">
                <text:p>19.5288959692497</text:p>
              </table:table-cell>
              <table:table-cell office:value-type="float" office:value="19.5288959692497">
                <text:p>19.5288959692497</text:p>
              </table:table-cell>
            </table:table-row>
            <table:table-row>
              <table:table-cell office:value-type="float" office:value="0.71875">
                <text:p>0.71875</text:p>
              </table:table-cell>
              <table:table-cell office:value-type="float" office:value="180.5">
                <text:p>180.5</text:p>
              </table:table-cell>
              <table:table-cell office:value-type="float" office:value="13.9940463531222">
                <text:p>13.9940463531222</text:p>
              </table:table-cell>
              <table:table-cell office:value-type="float" office:value="13.9940463531222">
                <text:p>13.9940463531222</text:p>
              </table:table-cell>
              <table:table-cell office:value-type="float" office:value="172">
                <text:p>172</text:p>
              </table:table-cell>
              <table:table-cell office:value-type="float" office:value="12.4632793972266">
                <text:p>12.4632793972266</text:p>
              </table:table-cell>
              <table:table-cell office:value-type="float" office:value="12.4632793972266">
                <text:p>12.4632793972266</text:p>
              </table:table-cell>
            </table:table-row>
            <table:table-row>
              <table:table-cell office:value-type="float" office:value="0.729166666666667">
                <text:p>0.729166666666667</text:p>
              </table:table-cell>
              <table:table-cell office:value-type="float" office:value="167.8">
                <text:p>167.8</text:p>
              </table:table-cell>
              <table:table-cell office:value-type="float" office:value="9.15059196627919">
                <text:p>9.15059196627919</text:p>
              </table:table-cell>
              <table:table-cell office:value-type="float" office:value="9.15059196627919">
                <text:p>9.15059196627919</text:p>
              </table:table-cell>
              <table:table-cell office:value-type="float" office:value="168.5">
                <text:p>168.5</text:p>
              </table:table-cell>
              <table:table-cell office:value-type="float" office:value="10.9569866092624">
                <text:p>10.9569866092624</text:p>
              </table:table-cell>
              <table:table-cell office:value-type="float" office:value="10.9569866092624">
                <text:p>10.9569866092624</text:p>
              </table:table-cell>
            </table:table-row>
            <table:table-row>
              <table:table-cell office:value-type="float" office:value="0.739583333333333">
                <text:p>0.739583333333333</text:p>
              </table:table-cell>
              <table:table-cell office:value-type="float" office:value="166">
                <text:p>166</text:p>
              </table:table-cell>
              <table:table-cell office:value-type="float" office:value="9.64940988408675">
                <text:p>9.64940988408675</text:p>
              </table:table-cell>
              <table:table-cell office:value-type="float" office:value="9.64940988408675">
                <text:p>9.64940988408675</text:p>
              </table:table-cell>
              <table:table-cell office:value-type="float" office:value="176.6">
                <text:p>176.6</text:p>
              </table:table-cell>
              <table:table-cell office:value-type="float" office:value="14.4314471438822">
                <text:p>14.4314471438822</text:p>
              </table:table-cell>
              <table:table-cell office:value-type="float" office:value="14.4314471438822">
                <text:p>14.431447143882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88.8">
                <text:p>188.8</text:p>
              </table:table-cell>
              <table:table-cell office:value-type="float" office:value="16.6919807758763">
                <text:p>16.6919807758763</text:p>
              </table:table-cell>
              <table:table-cell office:value-type="float" office:value="16.6919807758763">
                <text:p>16.6919807758763</text:p>
              </table:table-cell>
              <table:table-cell office:value-type="float" office:value="189.9">
                <text:p>189.9</text:p>
              </table:table-cell>
              <table:table-cell office:value-type="float" office:value="16.8090584044569">
                <text:p>16.8090584044569</text:p>
              </table:table-cell>
              <table:table-cell office:value-type="float" office:value="16.8090584044569">
                <text:p>16.8090584044569</text:p>
              </table:table-cell>
            </table:table-row>
            <table:table-row>
              <table:table-cell office:value-type="float" office:value="0.760416666666667">
                <text:p>0.760416666666667</text:p>
              </table:table-cell>
              <table:table-cell office:value-type="float" office:value="192.5">
                <text:p>192.5</text:p>
              </table:table-cell>
              <table:table-cell office:value-type="float" office:value="9.89107341663853">
                <text:p>9.89107341663853</text:p>
              </table:table-cell>
              <table:table-cell office:value-type="float" office:value="9.89107341663853">
                <text:p>9.89107341663853</text:p>
              </table:table-cell>
              <table:table-cell office:value-type="float" office:value="193.4">
                <text:p>193.4</text:p>
              </table:table-cell>
              <table:table-cell office:value-type="float" office:value="15.6787187685162">
                <text:p>15.6787187685162</text:p>
              </table:table-cell>
              <table:table-cell office:value-type="float" office:value="15.6787187685162">
                <text:p>15.6787187685162</text:p>
              </table:table-cell>
            </table:table-row>
            <table:table-row>
              <table:table-cell office:value-type="float" office:value="0.770833333333333">
                <text:p>0.770833333333333</text:p>
              </table:table-cell>
              <table:table-cell office:value-type="float" office:value="191.6">
                <text:p>191.6</text:p>
              </table:table-cell>
              <table:table-cell office:value-type="float" office:value="17.827569161897">
                <text:p>17.827569161897</text:p>
              </table:table-cell>
              <table:table-cell office:value-type="float" office:value="17.827569161897">
                <text:p>17.827569161897</text:p>
              </table:table-cell>
              <table:table-cell office:value-type="float" office:value="192.5">
                <text:p>192.5</text:p>
              </table:table-cell>
              <table:table-cell office:value-type="float" office:value="12.7910559028999">
                <text:p>12.7910559028999</text:p>
              </table:table-cell>
              <table:table-cell office:value-type="float" office:value="12.7910559028999">
                <text:p>12.7910559028999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189.1">
                <text:p>189.1</text:p>
              </table:table-cell>
              <table:table-cell office:value-type="float" office:value="10.3650052259193">
                <text:p>10.3650052259193</text:p>
              </table:table-cell>
              <table:table-cell office:value-type="float" office:value="10.3650052259193">
                <text:p>10.3650052259193</text:p>
              </table:table-cell>
              <table:table-cell office:value-type="float" office:value="195.7">
                <text:p>195.7</text:p>
              </table:table-cell>
              <table:table-cell office:value-type="float" office:value="18.2942006597112">
                <text:p>18.2942006597112</text:p>
              </table:table-cell>
              <table:table-cell office:value-type="float" office:value="18.2942006597112">
                <text:p>18.2942006597112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97.3">
                <text:p>197.3</text:p>
              </table:table-cell>
              <table:table-cell office:value-type="float" office:value="12.6671052555647">
                <text:p>12.6671052555647</text:p>
              </table:table-cell>
              <table:table-cell office:value-type="float" office:value="12.6671052555647">
                <text:p>12.6671052555647</text:p>
              </table:table-cell>
              <table:table-cell office:value-type="float" office:value="204.6">
                <text:p>204.6</text:p>
              </table:table-cell>
              <table:table-cell office:value-type="float" office:value="12.0388260778754">
                <text:p>12.0388260778754</text:p>
              </table:table-cell>
              <table:table-cell office:value-type="float" office:value="12.0388260778754">
                <text:p>12.0388260778754</text:p>
              </table:table-cell>
            </table:table-row>
            <table:table-row>
              <table:table-cell office:value-type="float" office:value="0.802083333333333">
                <text:p>0.802083333333333</text:p>
              </table:table-cell>
              <table:table-cell office:value-type="float" office:value="201.4">
                <text:p>201.4</text:p>
              </table:table-cell>
              <table:table-cell office:value-type="float" office:value="13.1419599417709">
                <text:p>13.1419599417709</text:p>
              </table:table-cell>
              <table:table-cell office:value-type="float" office:value="13.1419599417709">
                <text:p>13.1419599417709</text:p>
              </table:table-cell>
              <table:table-cell office:value-type="float" office:value="202.6">
                <text:p>202.6</text:p>
              </table:table-cell>
              <table:table-cell office:value-type="float" office:value="18.3133224123253">
                <text:p>18.3133224123253</text:p>
              </table:table-cell>
              <table:table-cell office:value-type="float" office:value="18.3133224123253">
                <text:p>18.3133224123253</text:p>
              </table:table-cell>
            </table:table-row>
            <table:table-row>
              <table:table-cell office:value-type="float" office:value="0.8125">
                <text:p>0.8125</text:p>
              </table:table-cell>
              <table:table-cell office:value-type="float" office:value="201.4">
                <text:p>201.4</text:p>
              </table:table-cell>
              <table:table-cell office:value-type="float" office:value="7.77746031098127">
                <text:p>7.77746031098127</text:p>
              </table:table-cell>
              <table:table-cell office:value-type="float" office:value="7.77746031098127">
                <text:p>7.77746031098127</text:p>
              </table:table-cell>
              <table:table-cell office:value-type="float" office:value="202.8">
                <text:p>202.8</text:p>
              </table:table-cell>
              <table:table-cell office:value-type="float" office:value="12.0258979798692">
                <text:p>12.0258979798692</text:p>
              </table:table-cell>
              <table:table-cell office:value-type="float" office:value="12.0258979798692">
                <text:p>12.0258979798692</text:p>
              </table:table-cell>
            </table:table-row>
            <table:table-row>
              <table:table-cell office:value-type="float" office:value="0.822916666666667">
                <text:p>0.822916666666667</text:p>
              </table:table-cell>
              <table:table-cell office:value-type="float" office:value="198.8">
                <text:p>198.8</text:p>
              </table:table-cell>
              <table:table-cell office:value-type="float" office:value="20.5739857317169">
                <text:p>20.5739857317169</text:p>
              </table:table-cell>
              <table:table-cell office:value-type="float" office:value="20.5739857317169">
                <text:p>20.5739857317169</text:p>
              </table:table-cell>
              <table:table-cell office:value-type="float" office:value="201.4">
                <text:p>201.4</text:p>
              </table:table-cell>
              <table:table-cell office:value-type="float" office:value="10.319345371141">
                <text:p>10.319345371141</text:p>
              </table:table-cell>
              <table:table-cell office:value-type="float" office:value="10.319345371141">
                <text:p>10.319345371141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16.5">
                <text:p>116.5</text:p>
              </table:table-cell>
              <table:table-cell office:value-type="float" office:value="11.5397862487425">
                <text:p>11.5397862487425</text:p>
              </table:table-cell>
              <table:table-cell office:value-type="float" office:value="11.5397862487425">
                <text:p>11.5397862487425</text:p>
              </table:table-cell>
              <table:table-cell office:value-type="float" office:value="125">
                <text:p>125</text:p>
              </table:table-cell>
              <table:table-cell office:value-type="float" office:value="26.8700576850888">
                <text:p>26.8700576850888</text:p>
              </table:table-cell>
              <table:table-cell office:value-type="float" office:value="26.8700576850888">
                <text:p>26.8700576850888</text:p>
              </table:table-cell>
            </table:table-row>
            <table:table-row>
              <table:table-cell office:value-type="float" office:value="0.84375">
                <text:p>0.84375</text:p>
              </table:table-cell>
              <table:table-cell office:value-type="float" office:value="99.9">
                <text:p>99.9</text:p>
              </table:table-cell>
              <table:table-cell office:value-type="float" office:value="10.7955752252691">
                <text:p>10.7955752252691</text:p>
              </table:table-cell>
              <table:table-cell office:value-type="float" office:value="10.7955752252691">
                <text:p>10.7955752252691</text:p>
              </table:table-cell>
              <table:table-cell office:value-type="float" office:value="104.2">
                <text:p>104.2</text:p>
              </table:table-cell>
              <table:table-cell office:value-type="float" office:value="9.48449026334866">
                <text:p>9.48449026334866</text:p>
              </table:table-cell>
              <table:table-cell office:value-type="float" office:value="9.48449026334866">
                <text:p>9.48449026334866</text:p>
              </table:table-cell>
            </table:table-row>
            <table:table-row>
              <table:table-cell office:value-type="float" office:value="0.854166666666667">
                <text:p>0.854166666666667</text:p>
              </table:table-cell>
              <table:table-cell office:value-type="float" office:value="104.9">
                <text:p>104.9</text:p>
              </table:table-cell>
              <table:table-cell office:value-type="float" office:value="5.08702052067591">
                <text:p>5.08702052067591</text:p>
              </table:table-cell>
              <table:table-cell office:value-type="float" office:value="5.08702052067591">
                <text:p>5.08702052067591</text:p>
              </table:table-cell>
              <table:table-cell office:value-type="float" office:value="102.3">
                <text:p>102.3</text:p>
              </table:table-cell>
              <table:table-cell office:value-type="float" office:value="13.0813692793309">
                <text:p>13.0813692793309</text:p>
              </table:table-cell>
              <table:table-cell office:value-type="float" office:value="13.0813692793309">
                <text:p>13.0813692793309</text:p>
              </table:table-cell>
            </table:table-row>
            <table:table-row>
              <table:table-cell office:value-type="float" office:value="0.864583333333333">
                <text:p>0.864583333333333</text:p>
              </table:table-cell>
              <table:table-cell office:value-type="float" office:value="100.2">
                <text:p>100.2</text:p>
              </table:table-cell>
              <table:table-cell office:value-type="float" office:value="9.44927980794774">
                <text:p>9.44927980794774</text:p>
              </table:table-cell>
              <table:table-cell office:value-type="float" office:value="9.44927980794774">
                <text:p>9.44927980794774</text:p>
              </table:table-cell>
              <table:table-cell office:value-type="float" office:value="107.8">
                <text:p>107.8</text:p>
              </table:table-cell>
              <table:table-cell office:value-type="float" office:value="8.16224370024702">
                <text:p>8.16224370024702</text:p>
              </table:table-cell>
              <table:table-cell office:value-type="float" office:value="8.16224370024702">
                <text:p>8.16224370024702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50.5">
                <text:p>50.5</text:p>
              </table:table-cell>
              <table:table-cell office:value-type="float" office:value="7.5018516232846">
                <text:p>7.5018516232846</text:p>
              </table:table-cell>
              <table:table-cell office:value-type="float" office:value="7.5018516232846">
                <text:p>7.5018516232846</text:p>
              </table:table-cell>
              <table:table-cell office:value-type="float" office:value="58">
                <text:p>58</text:p>
              </table:table-cell>
              <table:table-cell office:value-type="float" office:value="17.9443584449264">
                <text:p>17.9443584449264</text:p>
              </table:table-cell>
              <table:table-cell office:value-type="float" office:value="17.9443584449264">
                <text:p>17.9443584449264</text:p>
              </table:table-cell>
            </table:table-row>
            <table:table-row>
              <table:table-cell office:value-type="float" office:value="0.885416666666667">
                <text:p>0.885416666666667</text:p>
              </table:table-cell>
              <table:table-cell office:value-type="float" office:value="52.2">
                <text:p>52.2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51.8">
                <text:p>51.8</text:p>
              </table:table-cell>
              <table:table-cell office:value-type="float" office:value="7.58360805363193">
                <text:p>7.58360805363193</text:p>
              </table:table-cell>
              <table:table-cell office:value-type="float" office:value="7.58360805363193">
                <text:p>7.58360805363193</text:p>
              </table:table-cell>
            </table:table-row>
            <table:table-row>
              <table:table-cell office:value-type="float" office:value="0.895833333333333">
                <text:p>0.895833333333333</text:p>
              </table:table-cell>
              <table:table-cell office:value-type="float" office:value="50.2">
                <text:p>50.2</text:p>
              </table:table-cell>
              <table:table-cell office:value-type="float" office:value="6.42564307201146">
                <text:p>6.42564307201146</text:p>
              </table:table-cell>
              <table:table-cell office:value-type="float" office:value="6.42564307201146">
                <text:p>6.42564307201146</text:p>
              </table:table-cell>
              <table:table-cell office:value-type="float" office:value="49">
                <text:p>49</text:p>
              </table:table-cell>
              <table:table-cell office:value-type="float" office:value="7.11805216802087">
                <text:p>7.11805216802087</text:p>
              </table:table-cell>
              <table:table-cell office:value-type="float" office:value="7.11805216802087">
                <text:p>7.11805216802087</text:p>
              </table:table-cell>
            </table:table-row>
            <table:table-row>
              <table:table-cell office:value-type="float" office:value="0.90625">
                <text:p>0.90625</text:p>
              </table:table-cell>
              <table:table-cell office:value-type="float" office:value="50.9">
                <text:p>50.9</text:p>
              </table:table-cell>
              <table:table-cell office:value-type="float" office:value="6.33245607959503">
                <text:p>6.33245607959503</text:p>
              </table:table-cell>
              <table:table-cell office:value-type="float" office:value="6.33245607959503">
                <text:p>6.33245607959503</text:p>
              </table:table-cell>
              <table:table-cell office:value-type="float" office:value="46.8">
                <text:p>46.8</text:p>
              </table:table-cell>
              <table:table-cell office:value-type="float" office:value="3.9665266081716">
                <text:p>3.9665266081716</text:p>
              </table:table-cell>
              <table:table-cell office:value-type="float" office:value="3.9665266081716">
                <text:p>3.9665266081716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41.3">
                <text:p>41.3</text:p>
              </table:table-cell>
              <table:table-cell office:value-type="float" office:value="5.75519089363874">
                <text:p>5.75519089363874</text:p>
              </table:table-cell>
              <table:table-cell office:value-type="float" office:value="5.75519089363874">
                <text:p>5.75519089363874</text:p>
              </table:table-cell>
              <table:table-cell office:value-type="float" office:value="43.2">
                <text:p>43.2</text:p>
              </table:table-cell>
              <table:table-cell office:value-type="float" office:value="5.80804040389987">
                <text:p>5.80804040389987</text:p>
              </table:table-cell>
              <table:table-cell office:value-type="float" office:value="5.80804040389987">
                <text:p>5.80804040389987</text:p>
              </table:table-cell>
            </table:table-row>
            <table:table-row>
              <table:table-cell office:value-type="float" office:value="0.927083333333333">
                <text:p>0.927083333333333</text:p>
              </table:table-cell>
              <table:table-cell office:value-type="float" office:value="42.8">
                <text:p>42.8</text:p>
              </table:table-cell>
              <table:table-cell office:value-type="float" office:value="6.1427463998877">
                <text:p>6.1427463998877</text:p>
              </table:table-cell>
              <table:table-cell office:value-type="float" office:value="6.1427463998877">
                <text:p>6.1427463998877</text:p>
              </table:table-cell>
              <table:table-cell office:value-type="float" office:value="45.6">
                <text:p>45.6</text:p>
              </table:table-cell>
              <table:table-cell office:value-type="float" office:value="6.09553570701998">
                <text:p>6.09553570701998</text:p>
              </table:table-cell>
              <table:table-cell office:value-type="float" office:value="6.09553570701998">
                <text:p>6.09553570701998</text:p>
              </table:table-cell>
            </table:table-row>
            <table:table-row>
              <table:table-cell office:value-type="float" office:value="0.9375">
                <text:p>0.9375</text:p>
              </table:table-cell>
              <table:table-cell office:value-type="float" office:value="41">
                <text:p>41</text:p>
              </table:table-cell>
              <table:table-cell office:value-type="float" office:value="7.08676387515643">
                <text:p>7.08676387515643</text:p>
              </table:table-cell>
              <table:table-cell office:value-type="float" office:value="7.08676387515643">
                <text:p>7.08676387515643</text:p>
              </table:table-cell>
              <table:table-cell office:value-type="float" office:value="46.1">
                <text:p>46.1</text:p>
              </table:table-cell>
              <table:table-cell office:value-type="float" office:value="4.5570458267025">
                <text:p>4.5570458267025</text:p>
              </table:table-cell>
              <table:table-cell office:value-type="float" office:value="4.5570458267025">
                <text:p>4.5570458267025</text:p>
              </table:table-cell>
            </table:table-row>
            <table:table-row>
              <table:table-cell office:value-type="float" office:value="0.947916666666667">
                <text:p>0.947916666666667</text:p>
              </table:table-cell>
              <table:table-cell office:value-type="float" office:value="41.4">
                <text:p>41.4</text:p>
              </table:table-cell>
              <table:table-cell office:value-type="float" office:value="5.3582750126427">
                <text:p>5.3582750126427</text:p>
              </table:table-cell>
              <table:table-cell office:value-type="float" office:value="5.3582750126427">
                <text:p>5.3582750126427</text:p>
              </table:table-cell>
              <table:table-cell office:value-type="float" office:value="41.7">
                <text:p>41.7</text:p>
              </table:table-cell>
              <table:table-cell office:value-type="float" office:value="6.21914606499781">
                <text:p>6.21914606499781</text:p>
              </table:table-cell>
              <table:table-cell office:value-type="float" office:value="6.21914606499781">
                <text:p>6.21914606499781</text:p>
              </table:table-cell>
            </table:table-row>
            <table:table-row>
              <table:table-cell office:value-type="float" office:value="0.958333333333333">
                <text:p>0.958333333333333</text:p>
              </table:table-cell>
              <table:table-cell office:value-type="float" office:value="29.9">
                <text:p>29.9</text:p>
              </table:table-cell>
              <table:table-cell office:value-type="float" office:value="3.38132124077754">
                <text:p>3.38132124077754</text:p>
              </table:table-cell>
              <table:table-cell office:value-type="float" office:value="3.38132124077754">
                <text:p>3.38132124077754</text:p>
              </table:table-cell>
              <table:table-cell office:value-type="float" office:value="30.7">
                <text:p>30.7</text:p>
              </table:table-cell>
              <table:table-cell office:value-type="float" office:value="4.42342250600897">
                <text:p>4.42342250600897</text:p>
              </table:table-cell>
              <table:table-cell office:value-type="float" office:value="4.42342250600897">
                <text:p>4.42342250600897</text:p>
              </table:table-cell>
            </table:table-row>
            <table:table-row>
              <table:table-cell office:value-type="float" office:value="0.96875">
                <text:p>0.96875</text:p>
              </table:table-cell>
              <table:table-cell office:value-type="float" office:value="30.9">
                <text:p>30.9</text:p>
              </table:table-cell>
              <table:table-cell office:value-type="float" office:value="5.425249610233">
                <text:p>5.425249610233</text:p>
              </table:table-cell>
              <table:table-cell office:value-type="float" office:value="5.425249610233">
                <text:p>5.425249610233</text:p>
              </table:table-cell>
              <table:table-cell office:value-type="float" office:value="28.9">
                <text:p>28.9</text:p>
              </table:table-cell>
              <table:table-cell office:value-type="float" office:value="6.17251974480439">
                <text:p>6.17251974480439</text:p>
              </table:table-cell>
              <table:table-cell office:value-type="float" office:value="6.17251974480439">
                <text:p>6.17251974480439</text:p>
              </table:table-cell>
            </table:table-row>
            <table:table-row>
              <table:table-cell office:value-type="float" office:value="0.979166666666667">
                <text:p>0.979166666666667</text:p>
              </table:table-cell>
              <table:table-cell office:value-type="float" office:value="29.2">
                <text:p>29.2</text:p>
              </table:table-cell>
              <table:table-cell office:value-type="float" office:value="6.03324125159934">
                <text:p>6.03324125159934</text:p>
              </table:table-cell>
              <table:table-cell office:value-type="float" office:value="6.03324125159934">
                <text:p>6.03324125159934</text:p>
              </table:table-cell>
              <table:table-cell office:value-type="float" office:value="30.2">
                <text:p>30.2</text:p>
              </table:table-cell>
              <table:table-cell office:value-type="float" office:value="6.42564307201146">
                <text:p>6.42564307201146</text:p>
              </table:table-cell>
              <table:table-cell office:value-type="float" office:value="6.42564307201146">
                <text:p>6.425643072011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